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E0000005EAB6862D59EF3F3E6.png" manifest:media-type="image/pn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a98c9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14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1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2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74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29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162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1f77b4"/>
    </style:style>
    <style:style style:name="P1" style:family="paragraph">
      <loext:graphic-properties draw:fill="solid" draw:fill-color="#4a98c9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loext:graphic-properties draw:fill="none"/>
      <style:text-properties style:font-name="Liberation Serif" fo:font-size="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7" style:family="paragraph">
      <loext:graphic-properties draw:fill="solid" draw:fill-color="#1f77b4"/>
      <style:text-properties style:font-name="Liberation Serif" fo:font-size="8pt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6pt" style:font-size-asian="6pt" style:font-name-complex="DejaVuSans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45cm" svg:height="0cm" svg:x="1.289cm" svg:y="2.628cm" svg:viewBox="0 0 451 0" draw:points="0,0 451,0">
          <text:p/>
        </draw:polygon>
        <draw:polygon draw:style-name="gr1" draw:text-style-name="P1" draw:layer="layout" svg:width="0.451cm" svg:height="0.008cm" svg:x="1.853cm" svg:y="2.62cm" svg:viewBox="0 0 452 9" draw:points="0,9 452,9 452,0 0,0">
          <text:p/>
        </draw:polygon>
        <draw:polygon draw:style-name="gr1" draw:text-style-name="P1" draw:layer="layout" svg:width="0.451cm" svg:height="0.068cm" svg:x="2.417cm" svg:y="2.56cm" svg:viewBox="0 0 452 69" draw:points="0,69 452,69 452,0 0,0">
          <text:p/>
        </draw:polygon>
        <draw:polygon draw:style-name="gr1" draw:text-style-name="P1" draw:layer="layout" svg:width="0.451cm" svg:height="0.188cm" svg:x="2.981cm" svg:y="2.44cm" svg:viewBox="0 0 452 189" draw:points="0,189 452,189 452,0 0,0">
          <text:p/>
        </draw:polygon>
        <draw:polygon draw:style-name="gr1" draw:text-style-name="P1" draw:layer="layout" svg:width="0.451cm" svg:height="1.13cm" svg:x="3.544cm" svg:y="1.498cm" svg:viewBox="0 0 452 1131" draw:points="0,1131 452,1131 452,0 0,0">
          <text:p/>
        </draw:polygon>
        <draw:polygon draw:style-name="gr1" draw:text-style-name="P1" draw:layer="layout" svg:width="0.451cm" svg:height="1.987cm" svg:x="4.108cm" svg:y="0.641cm" svg:viewBox="0 0 452 1988" draw:points="0,1988 452,1988 452,0 0,0">
          <text:p/>
        </draw:polygon>
        <draw:polygon draw:style-name="gr1" draw:text-style-name="P1" draw:layer="layout" svg:width="0.451cm" svg:height="0.967cm" svg:x="4.672cm" svg:y="1.661cm" svg:viewBox="0 0 452 968" draw:points="0,968 452,968 452,0 0,0">
          <text:p/>
        </draw:polygon>
        <draw:polygon draw:style-name="gr1" draw:text-style-name="P1" draw:layer="layout" svg:width="0.45cm" svg:height="0.441cm" svg:x="5.236cm" svg:y="2.187cm" svg:viewBox="0 0 451 442" draw:points="0,442 451,442 451,0 0,0">
          <text:p/>
        </draw:polygon>
        <draw:polygon draw:style-name="gr1" draw:text-style-name="P1" draw:layer="layout" svg:width="0.451cm" svg:height="0.231cm" svg:x="5.8cm" svg:y="2.397cm" svg:viewBox="0 0 452 232" draw:points="0,232 452,232 452,0 0,0">
          <text:p/>
        </draw:polygon>
        <draw:polygon draw:style-name="gr1" draw:text-style-name="P1" draw:layer="layout" svg:width="0.451cm" svg:height="0.163cm" svg:x="6.363cm" svg:y="2.465cm" svg:viewBox="0 0 452 164" draw:points="0,164 452,164 452,0 0,0">
          <text:p/>
        </draw:polygon>
        <draw:polygon draw:style-name="gr1" draw:text-style-name="P1" draw:layer="layout" svg:width="0.451cm" svg:height="0.115cm" svg:x="6.928cm" svg:y="2.513cm" svg:viewBox="0 0 452 116" draw:points="0,116 452,116 452,0 0,0">
          <text:p/>
        </draw:polygon>
        <draw:polygon draw:style-name="gr1" draw:text-style-name="P1" draw:layer="layout" svg:width="0.451cm" svg:height="0.158cm" svg:x="7.491cm" svg:y="2.47cm" svg:viewBox="0 0 452 159" draw:points="0,159 452,159 452,0 0,0">
          <text:p/>
        </draw:polygon>
        <draw:polygon draw:style-name="gr1" draw:text-style-name="P1" draw:layer="layout" svg:width="0.451cm" svg:height="0.428cm" svg:x="8.055cm" svg:y="2.2cm" svg:viewBox="0 0 452 429" draw:points="0,429 452,429 452,0 0,0">
          <text:p/>
        </draw:polygon>
        <draw:polygon draw:style-name="gr2" draw:text-style-name="P2" draw:layer="layout" svg:width="0cm" svg:height="0.065cm" svg:x="1.515cm" svg:y="2.628cm" svg:viewBox="0 0 0 66" draw:points="0,0 0,66">
          <text:p/>
        </draw:polygon>
        <draw:line draw:style-name="gr3" draw:text-style-name="P3" draw:layer="layout" svg:x1="1.515cm" svg:y1="2.628cm" svg:x2="1.515cm" svg:y2="2.694cm">
          <text:p/>
        </draw:line>
        <draw:frame draw:style-name="gr4" draw:text-style-name="P5" draw:layer="layout" svg:width="0.149cm" svg:height="0.474cm" svg:x="1.38cm" svg:y="2.75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1.488cm" svg:y="2.814cm" svg:viewBox="0 0 66 11" draw:points="0,0 66,0 66,11 0,11">
          <text:p/>
        </draw:polygon>
        <draw:polygon draw:style-name="gr2" draw:text-style-name="P2" draw:layer="layout" svg:width="0cm" svg:height="0.065cm" svg:x="2.078cm" svg:y="2.628cm" svg:viewBox="0 0 0 66" draw:points="0,0 0,66">
          <text:p/>
        </draw:polygon>
        <draw:line draw:style-name="gr3" draw:text-style-name="P3" draw:layer="layout" svg:x1="2.078cm" svg:y1="2.628cm" svg:x2="2.078cm" svg:y2="2.694cm">
          <text:p/>
        </draw:line>
        <draw:frame draw:style-name="gr5" draw:text-style-name="P6" draw:layer="layout" svg:width="0.146cm" svg:height="0.475cm" svg:x="1.565cm" svg:y="2.691cm">
          <draw:text-box>
            <text:p text:style-name="P4"><text:span text:style-name="T2">1</text:span></text:p>
          </draw:text-box>
        </draw:frame>
        <draw:frame draw:style-name="gr4" draw:text-style-name="P5" draw:layer="layout" svg:width="0.149cm" svg:height="0.474cm" svg:x="1.944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052cm" svg:y="2.803cm" svg:viewBox="0 0 66 12" draw:points="0,0 66,0 66,12 0,12">
          <text:p/>
        </draw:polygon>
        <draw:polygon draw:style-name="gr2" draw:text-style-name="P2" draw:layer="layout" svg:width="0cm" svg:height="0.065cm" svg:x="2.642cm" svg:y="2.628cm" svg:viewBox="0 0 0 66" draw:points="0,0 0,66">
          <text:p/>
        </draw:polygon>
        <draw:line draw:style-name="gr3" draw:text-style-name="P3" draw:layer="layout" svg:x1="2.642cm" svg:y1="2.628cm" svg:x2="2.642cm" svg:y2="2.694cm">
          <text:p/>
        </draw:line>
        <draw:frame draw:style-name="gr5" draw:text-style-name="P6" draw:layer="layout" svg:width="0.146cm" svg:height="0.475cm" svg:x="2.128cm" svg:y="2.691cm">
          <draw:text-box>
            <text:p text:style-name="P4"><text:span text:style-name="T2">2</text:span></text:p>
          </draw:text-box>
        </draw:frame>
        <draw:frame draw:style-name="gr4" draw:text-style-name="P5" draw:layer="layout" svg:width="0.149cm" svg:height="0.474cm" svg:x="2.508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615cm" svg:y="2.803cm" svg:viewBox="0 0 66 12" draw:points="0,0 66,0 66,12 0,12">
          <text:p/>
        </draw:polygon>
        <draw:polygon draw:style-name="gr2" draw:text-style-name="P2" draw:layer="layout" svg:width="0cm" svg:height="0.065cm" svg:x="3.206cm" svg:y="2.628cm" svg:viewBox="0 0 0 66" draw:points="0,0 0,66">
          <text:p/>
        </draw:polygon>
        <draw:line draw:style-name="gr3" draw:text-style-name="P3" draw:layer="layout" svg:x1="3.206cm" svg:y1="2.628cm" svg:x2="3.206cm" svg:y2="2.694cm">
          <text:p/>
        </draw:line>
        <draw:frame draw:style-name="gr5" draw:text-style-name="P6" draw:layer="layout" svg:width="0.146cm" svg:height="0.475cm" svg:x="2.692cm" svg:y="2.69cm">
          <draw:text-box>
            <text:p text:style-name="P4"><text:span text:style-name="T2">3</text:span></text:p>
          </draw:text-box>
        </draw:frame>
        <draw:frame draw:style-name="gr4" draw:text-style-name="P5" draw:layer="layout" svg:width="0.149cm" svg:height="0.474cm" svg:x="3.072cm" svg:y="2.75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179cm" svg:y="2.814cm" svg:viewBox="0 0 66 11" draw:points="0,0 66,0 66,11 0,11">
          <text:p/>
        </draw:polygon>
        <draw:polygon draw:style-name="gr2" draw:text-style-name="P2" draw:layer="layout" svg:width="0cm" svg:height="0.065cm" svg:x="3.77cm" svg:y="2.628cm" svg:viewBox="0 0 0 66" draw:points="0,0 0,66">
          <text:p/>
        </draw:polygon>
        <draw:line draw:style-name="gr3" draw:text-style-name="P3" draw:layer="layout" svg:x1="3.77cm" svg:y1="2.628cm" svg:x2="3.77cm" svg:y2="2.694cm">
          <text:p/>
        </draw:line>
        <draw:frame draw:style-name="gr5" draw:text-style-name="P6" draw:layer="layout" svg:width="0.146cm" svg:height="0.475cm" svg:x="3.256cm" svg:y="2.691cm">
          <draw:text-box>
            <text:p text:style-name="P4"><text:span text:style-name="T2">4</text:span></text:p>
          </draw:text-box>
        </draw:frame>
        <draw:frame draw:style-name="gr4" draw:text-style-name="P5" draw:layer="layout" svg:width="0.149cm" svg:height="0.474cm" svg:x="3.636cm" svg:y="2.75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743cm" svg:y="2.814cm" svg:viewBox="0 0 66 11" draw:points="0,0 66,0 66,11 0,11">
          <text:p/>
        </draw:polygon>
        <draw:polygon draw:style-name="gr2" draw:text-style-name="P2" draw:layer="layout" svg:width="0cm" svg:height="0.065cm" svg:x="4.334cm" svg:y="2.628cm" svg:viewBox="0 0 0 66" draw:points="0,0 0,66">
          <text:p/>
        </draw:polygon>
        <draw:line draw:style-name="gr3" draw:text-style-name="P3" draw:layer="layout" svg:x1="4.334cm" svg:y1="2.628cm" svg:x2="4.334cm" svg:y2="2.694cm">
          <text:p/>
        </draw:line>
        <draw:frame draw:style-name="gr5" draw:text-style-name="P6" draw:layer="layout" svg:width="0.146cm" svg:height="0.475cm" svg:x="3.82cm" svg:y="2.689cm">
          <draw:text-box>
            <text:p text:style-name="P4"><text:span text:style-name="T2">5</text:span></text:p>
          </draw:text-box>
        </draw:frame>
        <draw:frame draw:style-name="gr4" draw:text-style-name="P5" draw:layer="layout" svg:width="0.149cm" svg:height="0.474cm" svg:x="4.2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4.307cm" svg:y="2.803cm" svg:viewBox="0 0 66 12" draw:points="0,0 66,0 66,12 0,12">
          <text:p/>
        </draw:polygon>
        <draw:polygon draw:style-name="gr2" draw:text-style-name="P2" draw:layer="layout" svg:width="0cm" svg:height="0.065cm" svg:x="4.898cm" svg:y="2.628cm" svg:viewBox="0 0 0 66" draw:points="0,0 0,66">
          <text:p/>
        </draw:polygon>
        <draw:line draw:style-name="gr3" draw:text-style-name="P3" draw:layer="layout" svg:x1="4.898cm" svg:y1="2.628cm" svg:x2="4.898cm" svg:y2="2.694cm">
          <text:p/>
        </draw:line>
        <draw:frame draw:style-name="gr5" draw:text-style-name="P6" draw:layer="layout" svg:width="0.146cm" svg:height="0.475cm" svg:x="4.384cm" svg:y="2.689cm">
          <draw:text-box>
            <text:p text:style-name="P4"><text:span text:style-name="T2">6</text:span></text:p>
          </draw:text-box>
        </draw:frame>
        <draw:frame draw:style-name="gr4" draw:text-style-name="P5" draw:layer="layout" svg:width="0.149cm" svg:height="0.474cm" svg:x="4.763cm" svg:y="2.75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4.871cm" svg:y="2.814cm" svg:viewBox="0 0 66 11" draw:points="0,0 66,0 66,11 0,11">
          <text:p/>
        </draw:polygon>
        <draw:polygon draw:style-name="gr2" draw:text-style-name="P2" draw:layer="layout" svg:width="0cm" svg:height="0.065cm" svg:x="5.462cm" svg:y="2.628cm" svg:viewBox="0 0 0 66" draw:points="0,0 0,66">
          <text:p/>
        </draw:polygon>
        <draw:line draw:style-name="gr3" draw:text-style-name="P3" draw:layer="layout" svg:x1="5.462cm" svg:y1="2.628cm" svg:x2="5.462cm" svg:y2="2.694cm">
          <text:p/>
        </draw:line>
        <draw:frame draw:style-name="gr5" draw:text-style-name="P6" draw:layer="layout" svg:width="0.146cm" svg:height="0.475cm" svg:x="4.947cm" svg:y="2.692cm">
          <draw:text-box>
            <text:p text:style-name="P4"><text:span text:style-name="T2">7</text:span></text:p>
          </draw:text-box>
        </draw:frame>
        <draw:frame draw:style-name="gr4" draw:text-style-name="P5" draw:layer="layout" svg:width="0.149cm" svg:height="0.474cm" svg:x="5.327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435cm" svg:y="2.803cm" svg:viewBox="0 0 66 12" draw:points="0,0 66,0 66,12 0,12">
          <text:p/>
        </draw:polygon>
        <draw:polygon draw:style-name="gr2" draw:text-style-name="P2" draw:layer="layout" svg:width="0cm" svg:height="0.065cm" svg:x="6.025cm" svg:y="2.628cm" svg:viewBox="0 0 0 66" draw:points="0,0 0,66">
          <text:p/>
        </draw:polygon>
        <draw:line draw:style-name="gr3" draw:text-style-name="P3" draw:layer="layout" svg:x1="6.025cm" svg:y1="2.628cm" svg:x2="6.025cm" svg:y2="2.694cm">
          <text:p/>
        </draw:line>
        <draw:frame draw:style-name="gr5" draw:text-style-name="P6" draw:layer="layout" svg:width="0.146cm" svg:height="0.475cm" svg:x="5.511cm" svg:y="2.69cm">
          <draw:text-box>
            <text:p text:style-name="P4"><text:span text:style-name="T2">8</text:span></text:p>
          </draw:text-box>
        </draw:frame>
        <draw:frame draw:style-name="gr4" draw:text-style-name="P5" draw:layer="layout" svg:width="0.149cm" svg:height="0.474cm" svg:x="5.891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998cm" svg:y="2.803cm" svg:viewBox="0 0 66 12" draw:points="0,0 66,0 66,12 0,12">
          <text:p/>
        </draw:polygon>
        <draw:polygon draw:style-name="gr2" draw:text-style-name="P2" draw:layer="layout" svg:width="0cm" svg:height="0.065cm" svg:x="6.589cm" svg:y="2.628cm" svg:viewBox="0 0 0 66" draw:points="0,0 0,66">
          <text:p/>
        </draw:polygon>
        <draw:line draw:style-name="gr3" draw:text-style-name="P3" draw:layer="layout" svg:x1="6.589cm" svg:y1="2.628cm" svg:x2="6.589cm" svg:y2="2.694cm">
          <text:p/>
        </draw:line>
        <draw:frame draw:style-name="gr5" draw:text-style-name="P6" draw:layer="layout" svg:width="0.146cm" svg:height="0.475cm" svg:x="6.075cm" svg:y="2.69cm">
          <draw:text-box>
            <text:p text:style-name="P4"><text:span text:style-name="T2">9</text:span></text:p>
          </draw:text-box>
        </draw:frame>
        <draw:frame draw:style-name="gr4" draw:text-style-name="P5" draw:layer="layout" svg:width="0.149cm" svg:height="0.474cm" svg:x="6.425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6.532cm" svg:y="2.803cm" svg:viewBox="0 0 66 12" draw:points="0,0 66,0 66,12 0,12">
          <text:p/>
        </draw:polygon>
        <draw:polygon draw:style-name="gr2" draw:text-style-name="P2" draw:layer="layout" svg:width="0cm" svg:height="0.065cm" svg:x="7.153cm" svg:y="2.628cm" svg:viewBox="0 0 0 66" draw:points="0,0 0,66">
          <text:p/>
        </draw:polygon>
        <draw:line draw:style-name="gr3" draw:text-style-name="P3" draw:layer="layout" svg:x1="7.153cm" svg:y1="2.628cm" svg:x2="7.153cm" svg:y2="2.694cm">
          <text:p/>
        </draw:line>
        <draw:frame draw:style-name="gr6" draw:text-style-name="P6" draw:layer="layout" svg:width="0.29cm" svg:height="0.475cm" svg:x="6.609cm" svg:y="2.69cm">
          <draw:text-box>
            <text:p text:style-name="P4"><text:span text:style-name="T2">10</text:span></text:p>
          </draw:text-box>
        </draw:frame>
        <draw:frame draw:style-name="gr4" draw:text-style-name="P5" draw:layer="layout" svg:width="0.149cm" svg:height="0.474cm" svg:x="6.989cm" svg:y="2.75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7.096cm" svg:y="2.814cm" svg:viewBox="0 0 66 11" draw:points="0,0 66,0 66,11 0,11">
          <text:p/>
        </draw:polygon>
        <draw:polygon draw:style-name="gr2" draw:text-style-name="P2" draw:layer="layout" svg:width="0cm" svg:height="0.065cm" svg:x="7.717cm" svg:y="2.628cm" svg:viewBox="0 0 0 66" draw:points="0,0 0,66">
          <text:p/>
        </draw:polygon>
        <draw:line draw:style-name="gr3" draw:text-style-name="P3" draw:layer="layout" svg:x1="7.717cm" svg:y1="2.628cm" svg:x2="7.717cm" svg:y2="2.694cm">
          <text:p/>
        </draw:line>
        <draw:frame draw:style-name="gr6" draw:text-style-name="P6" draw:layer="layout" svg:width="0.29cm" svg:height="0.475cm" svg:x="7.173cm" svg:y="2.692cm">
          <draw:text-box>
            <text:p text:style-name="P4"><text:span text:style-name="T2">11</text:span></text:p>
          </draw:text-box>
        </draw:frame>
        <draw:frame draw:style-name="gr4" draw:text-style-name="P5" draw:layer="layout" svg:width="0.149cm" svg:height="0.474cm" svg:x="7.553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7.66cm" svg:y="2.803cm" svg:viewBox="0 0 66 12" draw:points="0,0 66,0 66,12 0,12">
          <text:p/>
        </draw:polygon>
        <draw:polygon draw:style-name="gr2" draw:text-style-name="P2" draw:layer="layout" svg:width="0cm" svg:height="0.065cm" svg:x="8.28cm" svg:y="2.628cm" svg:viewBox="0 0 0 66" draw:points="0,0 0,66">
          <text:p/>
        </draw:polygon>
        <draw:line draw:style-name="gr3" draw:text-style-name="P3" draw:layer="layout" svg:x1="8.28cm" svg:y1="2.628cm" svg:x2="8.28cm" svg:y2="2.694cm">
          <text:p/>
        </draw:line>
        <draw:frame draw:style-name="gr6" draw:text-style-name="P6" draw:layer="layout" svg:width="0.29cm" svg:height="0.475cm" svg:x="7.737cm" svg:y="2.692cm">
          <draw:text-box>
            <text:p text:style-name="P4"><text:span text:style-name="T2">12</text:span></text:p>
          </draw:text-box>
        </draw:frame>
        <draw:frame draw:style-name="gr4" draw:text-style-name="P5" draw:layer="layout" svg:width="0.149cm" svg:height="0.474cm" svg:x="8.117cm" svg:y="2.748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8.224cm" svg:y="2.803cm" svg:viewBox="0 0 66 12" draw:points="0,0 66,0 66,12 0,12">
          <text:p/>
        </draw:polygon>
        <draw:polygon draw:style-name="gr2" draw:text-style-name="P2" draw:layer="layout" svg:width="0.051cm" svg:height="0cm" svg:x="0.876cm" svg:y="2.628cm" svg:viewBox="0 0 52 0" draw:points="52,0 0,0">
          <text:p/>
        </draw:polygon>
        <draw:line draw:style-name="gr3" draw:text-style-name="P3" draw:layer="layout" svg:x1="0.928cm" svg:y1="2.628cm" svg:x2="0.876cm" svg:y2="2.628cm">
          <text:p/>
        </draw:line>
        <draw:frame draw:style-name="gr6" draw:text-style-name="P6" draw:layer="layout" svg:width="0.29cm" svg:height="0.475cm" svg:x="8.301cm" svg:y="2.691cm">
          <draw:text-box>
            <text:p text:style-name="P4"><text:span text:style-name="T2">13</text:span></text:p>
          </draw:text-box>
        </draw:frame>
        <draw:polygon draw:style-name="gr2" draw:text-style-name="P2" draw:layer="layout" svg:width="0.051cm" svg:height="0cm" svg:x="0.876cm" svg:y="1.943cm" svg:viewBox="0 0 52 0" draw:points="52,0 0,0">
          <text:p/>
        </draw:polygon>
        <draw:line draw:style-name="gr3" draw:text-style-name="P3" draw:layer="layout" svg:x1="0.928cm" svg:y1="1.943cm" svg:x2="0.876cm" svg:y2="1.943cm">
          <text:p/>
        </draw:line>
        <draw:frame draw:style-name="gr7" draw:text-style-name="P5" draw:layer="layout" svg:width="0.599cm" svg:height="0.475cm" svg:x="0.145cm" svg:y="2.426cm">
          <draw:text-box>
            <text:p text:style-name="P4"><text:span text:style-name="T1">0.0%</text:span></text:p>
          </draw:text-box>
        </draw:frame>
        <draw:polygon draw:style-name="gr2" draw:text-style-name="P2" draw:layer="layout" svg:width="0.051cm" svg:height="0cm" svg:x="0.876cm" svg:y="1.258cm" svg:viewBox="0 0 52 0" draw:points="52,0 0,0">
          <text:p/>
        </draw:polygon>
        <draw:line draw:style-name="gr3" draw:text-style-name="P3" draw:layer="layout" svg:x1="0.928cm" svg:y1="1.258cm" svg:x2="0.876cm" svg:y2="1.258cm">
          <text:p/>
        </draw:line>
        <draw:frame draw:style-name="gr8" draw:text-style-name="P5" draw:layer="layout" svg:width="0.743cm" svg:height="0.475cm" svg:x="0.05cm" svg:y="1.74cm">
          <draw:text-box>
            <text:p text:style-name="P4"><text:span text:style-name="T1">10.0%</text:span></text:p>
          </draw:text-box>
        </draw:frame>
        <draw:polygon draw:style-name="gr2" draw:text-style-name="P2" draw:layer="layout" svg:width="0.051cm" svg:height="0cm" svg:x="0.876cm" svg:y="0.572cm" svg:viewBox="0 0 52 0" draw:points="52,0 0,0">
          <text:p/>
        </draw:polygon>
        <draw:line draw:style-name="gr3" draw:text-style-name="P3" draw:layer="layout" svg:x1="0.928cm" svg:y1="0.572cm" svg:x2="0.876cm" svg:y2="0.572cm">
          <text:p/>
        </draw:line>
        <draw:frame draw:style-name="gr8" draw:text-style-name="P5" draw:layer="layout" svg:width="0.743cm" svg:height="0.475cm" svg:x="0.05cm" svg:y="1.054cm">
          <draw:text-box>
            <text:p text:style-name="P4"><text:span text:style-name="T1">20.0%</text:span></text:p>
          </draw:text-box>
        </draw:frame>
        <draw:frame draw:style-name="gr9" draw:text-style-name="P5" draw:layer="layout" svg:width="0.743cm" svg:height="0.474cm" svg:x="0.05cm" svg:y="0.37cm">
          <draw:text-box>
            <text:p text:style-name="P4"><text:span text:style-name="T1">30.0%</text:span></text:p>
          </draw:text-box>
        </draw:frame>
        <draw:line draw:style-name="gr10" draw:text-style-name="P3" draw:layer="layout" svg:x1="0.928cm" svg:y1="2.628cm" svg:x2="0.928cm" svg:y2="0.542cm">
          <text:p/>
        </draw:line>
        <draw:line draw:style-name="gr10" draw:text-style-name="P3" draw:layer="layout" svg:x1="8.867cm" svg:y1="2.628cm" svg:x2="8.867cm" svg:y2="0.542cm">
          <text:p/>
        </draw:line>
        <draw:line draw:style-name="gr10" draw:text-style-name="P3" draw:layer="layout" svg:x1="0.928cm" svg:y1="2.628cm" svg:x2="8.867cm" svg:y2="2.628cm">
          <text:p/>
        </draw:line>
        <draw:line draw:style-name="gr10" draw:text-style-name="P3" draw:layer="layout" svg:x1="0.928cm" svg:y1="0.542cm" svg:x2="8.867cm" svg:y2="0.542cm">
          <text:p/>
        </draw:line>
        <draw:polygon draw:style-name="gr1" draw:text-style-name="P1" draw:layer="layout" svg:width="0.45cm" svg:height="0cm" svg:x="1.288cm" svg:y="12.251cm" svg:viewBox="0 0 451 0" draw:points="0,0 451,0">
          <text:p/>
        </draw:polygon>
        <draw:polygon draw:style-name="gr1" draw:text-style-name="P1" draw:layer="layout" svg:width="0.45cm" svg:height="0cm" svg:x="1.852cm" svg:y="12.251cm" svg:viewBox="0 0 451 0" draw:points="0,0 451,0">
          <text:p/>
        </draw:polygon>
        <draw:polygon draw:style-name="gr1" draw:text-style-name="P1" draw:layer="layout" svg:width="0.45cm" svg:height="0cm" svg:x="2.416cm" svg:y="12.251cm" svg:viewBox="0 0 451 0" draw:points="0,0 451,0">
          <text:p/>
        </draw:polygon>
        <draw:polygon draw:style-name="gr1" draw:text-style-name="P1" draw:layer="layout" svg:width="0.45cm" svg:height="0cm" svg:x="2.98cm" svg:y="12.251cm" svg:viewBox="0 0 451 0" draw:points="0,0 451,0">
          <text:p/>
        </draw:polygon>
        <draw:polygon draw:style-name="gr1" draw:text-style-name="P1" draw:layer="layout" svg:width="0.451cm" svg:height="0.008cm" svg:x="3.543cm" svg:y="12.242cm" svg:viewBox="0 0 452 9" draw:points="0,9 452,9 452,0 0,0">
          <text:p/>
        </draw:polygon>
        <draw:polygon draw:style-name="gr1" draw:text-style-name="P1" draw:layer="layout" svg:width="0.451cm" svg:height="0.024cm" svg:x="4.107cm" svg:y="12.227cm" svg:viewBox="0 0 452 25" draw:points="0,25 452,25 452,0 0,0">
          <text:p/>
        </draw:polygon>
        <draw:polygon draw:style-name="gr1" draw:text-style-name="P1" draw:layer="layout" svg:width="0.451cm" svg:height="0.055cm" svg:x="4.671cm" svg:y="12.195cm" svg:viewBox="0 0 452 56" draw:points="0,56 452,56 452,0 0,0">
          <text:p/>
        </draw:polygon>
        <draw:polygon draw:style-name="gr1" draw:text-style-name="P1" draw:layer="layout" svg:width="0.45cm" svg:height="0.151cm" svg:x="5.235cm" svg:y="12.1cm" svg:viewBox="0 0 451 152" draw:points="0,152 451,152 451,0 0,0">
          <text:p/>
        </draw:polygon>
        <draw:polygon draw:style-name="gr1" draw:text-style-name="P1" draw:layer="layout" svg:width="0.451cm" svg:height="0.43cm" svg:x="5.799cm" svg:y="11.82cm" svg:viewBox="0 0 452 431" draw:points="0,431 452,431 452,0 0,0">
          <text:p/>
        </draw:polygon>
        <draw:polygon draw:style-name="gr1" draw:text-style-name="P1" draw:layer="layout" svg:width="0.451cm" svg:height="1.013cm" svg:x="6.362cm" svg:y="11.237cm" svg:viewBox="0 0 452 1014" draw:points="0,1014 452,1014 452,0 0,0">
          <text:p/>
        </draw:polygon>
        <draw:polygon draw:style-name="gr1" draw:text-style-name="P1" draw:layer="layout" svg:width="0.451cm" svg:height="1.615cm" svg:x="6.927cm" svg:y="10.635cm" svg:viewBox="0 0 452 1616" draw:points="0,1616 452,1616 452,0 0,0">
          <text:p/>
        </draw:polygon>
        <draw:polygon draw:style-name="gr1" draw:text-style-name="P1" draw:layer="layout" svg:width="0.451cm" svg:height="1.485cm" svg:x="7.49cm" svg:y="10.766cm" svg:viewBox="0 0 452 1486" draw:points="0,1486 452,1486 452,0 0,0">
          <text:p/>
        </draw:polygon>
        <draw:polygon draw:style-name="gr1" draw:text-style-name="P1" draw:layer="layout" svg:width="0.451cm" svg:height="0.968cm" svg:x="8.054cm" svg:y="11.283cm" svg:viewBox="0 0 452 969" draw:points="0,969 452,969 452,0 0,0">
          <text:p/>
        </draw:polygon>
        <draw:line draw:style-name="gr10" draw:text-style-name="P3" draw:layer="layout" svg:x1="8.866cm" svg:y1="12.251cm" svg:x2="8.866cm" svg:y2="10.164cm">
          <text:p/>
        </draw:line>
        <draw:line draw:style-name="gr10" draw:text-style-name="P3" draw:layer="layout" svg:x1="0.927cm" svg:y1="12.251cm" svg:x2="8.866cm" svg:y2="12.251cm">
          <text:p/>
        </draw:line>
        <draw:frame draw:style-name="gr11" draw:text-style-name="P5" draw:layer="layout" svg:width="1.293cm" svg:height="0.314cm" svg:x="4.269cm" svg:y="0.08cm">
          <draw:text-box>
            <text:p text:style-name="P4"><text:span text:style-name="T1">H1_CONV</text:span></text:p>
          </draw:text-box>
        </draw:frame>
        <draw:polygon draw:style-name="gr1" draw:text-style-name="P1" draw:layer="layout" svg:width="0.45cm" svg:height="0cm" svg:x="1.285cm" svg:y="5.833cm" svg:viewBox="0 0 451 0" draw:points="0,0 451,0">
          <text:p/>
        </draw:polygon>
        <draw:polygon draw:style-name="gr1" draw:text-style-name="P1" draw:layer="layout" svg:width="0.45cm" svg:height="0cm" svg:x="1.849cm" svg:y="5.833cm" svg:viewBox="0 0 451 0" draw:points="0,0 451,0">
          <text:p/>
        </draw:polygon>
        <draw:polygon draw:style-name="gr1" draw:text-style-name="P1" draw:layer="layout" svg:width="0.45cm" svg:height="0cm" svg:x="2.413cm" svg:y="5.833cm" svg:viewBox="0 0 451 0" draw:points="0,0 451,0">
          <text:p/>
        </draw:polygon>
        <draw:polygon draw:style-name="gr1" draw:text-style-name="P1" draw:layer="layout" svg:width="0.451cm" svg:height="0.005cm" svg:x="2.977cm" svg:y="5.829cm" svg:viewBox="0 0 452 6" draw:points="0,6 452,6 452,0 0,0">
          <text:p/>
        </draw:polygon>
        <draw:polygon draw:style-name="gr1" draw:text-style-name="P1" draw:layer="layout" svg:width="0.451cm" svg:height="0.016cm" svg:x="3.54cm" svg:y="5.817cm" svg:viewBox="0 0 452 17" draw:points="0,17 452,17 452,0 0,0">
          <text:p/>
        </draw:polygon>
        <draw:polygon draw:style-name="gr1" draw:text-style-name="P1" draw:layer="layout" svg:width="0.451cm" svg:height="0.063cm" svg:x="4.104cm" svg:y="5.77cm" svg:viewBox="0 0 452 64" draw:points="0,64 452,64 452,0 0,0">
          <text:p/>
        </draw:polygon>
        <draw:polygon draw:style-name="gr1" draw:text-style-name="P1" draw:layer="layout" svg:width="0.451cm" svg:height="0.175cm" svg:x="4.668cm" svg:y="5.659cm" svg:viewBox="0 0 452 176" draw:points="0,176 452,176 452,0 0,0">
          <text:p/>
        </draw:polygon>
        <draw:polygon draw:style-name="gr1" draw:text-style-name="P1" draw:layer="layout" svg:width="0.45cm" svg:height="0.279cm" svg:x="5.232cm" svg:y="5.554cm" svg:viewBox="0 0 451 280" draw:points="0,280 451,280 451,0 0,0">
          <text:p/>
        </draw:polygon>
        <draw:polygon draw:style-name="gr1" draw:text-style-name="P1" draw:layer="layout" svg:width="0.451cm" svg:height="0.359cm" svg:x="5.796cm" svg:y="5.474cm" svg:viewBox="0 0 452 360" draw:points="0,360 452,360 452,0 0,0">
          <text:p/>
        </draw:polygon>
        <draw:polygon draw:style-name="gr1" draw:text-style-name="P1" draw:layer="layout" svg:width="0.451cm" svg:height="0.412cm" svg:x="6.359cm" svg:y="5.421cm" svg:viewBox="0 0 452 413" draw:points="0,413 452,413 452,0 0,0">
          <text:p/>
        </draw:polygon>
        <draw:polygon draw:style-name="gr1" draw:text-style-name="P1" draw:layer="layout" svg:width="0.451cm" svg:height="0.542cm" svg:x="6.924cm" svg:y="5.291cm" svg:viewBox="0 0 452 543" draw:points="0,543 452,543 452,0 0,0">
          <text:p/>
        </draw:polygon>
        <draw:polygon draw:style-name="gr1" draw:text-style-name="P1" draw:layer="layout" svg:width="0.451cm" svg:height="0.696cm" svg:x="7.487cm" svg:y="5.137cm" svg:viewBox="0 0 452 697" draw:points="0,697 452,697 452,0 0,0">
          <text:p/>
        </draw:polygon>
        <draw:polygon draw:style-name="gr1" draw:text-style-name="P1" draw:layer="layout" svg:width="0.451cm" svg:height="1.175cm" svg:x="8.051cm" svg:y="4.658cm" svg:viewBox="0 0 452 1176" draw:points="0,1176 452,1176 452,0 0,0">
          <text:p/>
        </draw:polygon>
        <draw:polygon draw:style-name="gr2" draw:text-style-name="P2" draw:layer="layout" svg:width="0cm" svg:height="0.065cm" svg:x="1.511cm" svg:y="5.833cm" svg:viewBox="0 0 0 66" draw:points="0,0 0,66">
          <text:p/>
        </draw:polygon>
        <draw:line draw:style-name="gr3" draw:text-style-name="P3" draw:layer="layout" svg:x1="1.511cm" svg:y1="5.833cm" svg:x2="1.511cm" svg:y2="5.899cm">
          <text:p/>
        </draw:line>
        <draw:polygon draw:style-name="gr2" draw:text-style-name="P2" draw:layer="layout" svg:width="0cm" svg:height="0.065cm" svg:x="2.074cm" svg:y="5.833cm" svg:viewBox="0 0 0 66" draw:points="0,0 0,66">
          <text:p/>
        </draw:polygon>
        <draw:line draw:style-name="gr3" draw:text-style-name="P3" draw:layer="layout" svg:x1="2.074cm" svg:y1="5.833cm" svg:x2="2.074cm" svg:y2="5.899cm">
          <text:p/>
        </draw:line>
        <draw:polygon draw:style-name="gr2" draw:text-style-name="P2" draw:layer="layout" svg:width="0cm" svg:height="0.065cm" svg:x="2.638cm" svg:y="5.833cm" svg:viewBox="0 0 0 66" draw:points="0,0 0,66">
          <text:p/>
        </draw:polygon>
        <draw:line draw:style-name="gr3" draw:text-style-name="P3" draw:layer="layout" svg:x1="2.638cm" svg:y1="5.833cm" svg:x2="2.638cm" svg:y2="5.899cm">
          <text:p/>
        </draw:line>
        <draw:polygon draw:style-name="gr2" draw:text-style-name="P2" draw:layer="layout" svg:width="0cm" svg:height="0.065cm" svg:x="3.202cm" svg:y="5.833cm" svg:viewBox="0 0 0 66" draw:points="0,0 0,66">
          <text:p/>
        </draw:polygon>
        <draw:line draw:style-name="gr3" draw:text-style-name="P3" draw:layer="layout" svg:x1="3.202cm" svg:y1="5.833cm" svg:x2="3.202cm" svg:y2="5.899cm">
          <text:p/>
        </draw:line>
        <draw:polygon draw:style-name="gr2" draw:text-style-name="P2" draw:layer="layout" svg:width="0cm" svg:height="0.065cm" svg:x="3.766cm" svg:y="5.833cm" svg:viewBox="0 0 0 66" draw:points="0,0 0,66">
          <text:p/>
        </draw:polygon>
        <draw:line draw:style-name="gr3" draw:text-style-name="P3" draw:layer="layout" svg:x1="3.766cm" svg:y1="5.833cm" svg:x2="3.766cm" svg:y2="5.899cm">
          <text:p/>
        </draw:line>
        <draw:polygon draw:style-name="gr2" draw:text-style-name="P2" draw:layer="layout" svg:width="0cm" svg:height="0.065cm" svg:x="4.33cm" svg:y="5.833cm" svg:viewBox="0 0 0 66" draw:points="0,0 0,66">
          <text:p/>
        </draw:polygon>
        <draw:line draw:style-name="gr3" draw:text-style-name="P3" draw:layer="layout" svg:x1="4.33cm" svg:y1="5.833cm" svg:x2="4.33cm" svg:y2="5.899cm">
          <text:p/>
        </draw:line>
        <draw:polygon draw:style-name="gr2" draw:text-style-name="P2" draw:layer="layout" svg:width="0cm" svg:height="0.065cm" svg:x="4.894cm" svg:y="5.833cm" svg:viewBox="0 0 0 66" draw:points="0,0 0,66">
          <text:p/>
        </draw:polygon>
        <draw:line draw:style-name="gr3" draw:text-style-name="P3" draw:layer="layout" svg:x1="4.894cm" svg:y1="5.833cm" svg:x2="4.894cm" svg:y2="5.899cm">
          <text:p/>
        </draw:line>
        <draw:polygon draw:style-name="gr2" draw:text-style-name="P2" draw:layer="layout" svg:width="0cm" svg:height="0.065cm" svg:x="5.458cm" svg:y="5.833cm" svg:viewBox="0 0 0 66" draw:points="0,0 0,66">
          <text:p/>
        </draw:polygon>
        <draw:line draw:style-name="gr3" draw:text-style-name="P3" draw:layer="layout" svg:x1="5.458cm" svg:y1="5.833cm" svg:x2="5.458cm" svg:y2="5.899cm">
          <text:p/>
        </draw:line>
        <draw:polygon draw:style-name="gr2" draw:text-style-name="P2" draw:layer="layout" svg:width="0cm" svg:height="0.065cm" svg:x="6.021cm" svg:y="5.833cm" svg:viewBox="0 0 0 66" draw:points="0,0 0,66">
          <text:p/>
        </draw:polygon>
        <draw:line draw:style-name="gr3" draw:text-style-name="P3" draw:layer="layout" svg:x1="6.021cm" svg:y1="5.833cm" svg:x2="6.021cm" svg:y2="5.899cm">
          <text:p/>
        </draw:line>
        <draw:polygon draw:style-name="gr2" draw:text-style-name="P2" draw:layer="layout" svg:width="0cm" svg:height="0.065cm" svg:x="6.585cm" svg:y="5.833cm" svg:viewBox="0 0 0 66" draw:points="0,0 0,66">
          <text:p/>
        </draw:polygon>
        <draw:line draw:style-name="gr3" draw:text-style-name="P3" draw:layer="layout" svg:x1="6.585cm" svg:y1="5.833cm" svg:x2="6.585cm" svg:y2="5.899cm">
          <text:p/>
        </draw:line>
        <draw:polygon draw:style-name="gr2" draw:text-style-name="P2" draw:layer="layout" svg:width="0cm" svg:height="0.065cm" svg:x="7.149cm" svg:y="5.833cm" svg:viewBox="0 0 0 66" draw:points="0,0 0,66">
          <text:p/>
        </draw:polygon>
        <draw:line draw:style-name="gr3" draw:text-style-name="P3" draw:layer="layout" svg:x1="7.149cm" svg:y1="5.833cm" svg:x2="7.149cm" svg:y2="5.899cm">
          <text:p/>
        </draw:line>
        <draw:polygon draw:style-name="gr2" draw:text-style-name="P2" draw:layer="layout" svg:width="0cm" svg:height="0.065cm" svg:x="7.713cm" svg:y="5.833cm" svg:viewBox="0 0 0 66" draw:points="0,0 0,66">
          <text:p/>
        </draw:polygon>
        <draw:line draw:style-name="gr3" draw:text-style-name="P3" draw:layer="layout" svg:x1="7.713cm" svg:y1="5.833cm" svg:x2="7.713cm" svg:y2="5.899cm">
          <text:p/>
        </draw:line>
        <draw:polygon draw:style-name="gr2" draw:text-style-name="P2" draw:layer="layout" svg:width="0cm" svg:height="0.065cm" svg:x="8.276cm" svg:y="5.833cm" svg:viewBox="0 0 0 66" draw:points="0,0 0,66">
          <text:p/>
        </draw:polygon>
        <draw:line draw:style-name="gr3" draw:text-style-name="P3" draw:layer="layout" svg:x1="8.276cm" svg:y1="5.833cm" svg:x2="8.276cm" svg:y2="5.899cm">
          <text:p/>
        </draw:line>
        <draw:polygon draw:style-name="gr2" draw:text-style-name="P2" draw:layer="layout" svg:width="0.051cm" svg:height="0cm" svg:x="0.872cm" svg:y="5.833cm" svg:viewBox="0 0 52 0" draw:points="52,0 0,0">
          <text:p/>
        </draw:polygon>
        <draw:line draw:style-name="gr3" draw:text-style-name="P3" draw:layer="layout" svg:x1="0.924cm" svg:y1="5.833cm" svg:x2="0.872cm" svg:y2="5.833cm">
          <text:p/>
        </draw:line>
        <draw:polygon draw:style-name="gr2" draw:text-style-name="P2" draw:layer="layout" svg:width="0.051cm" svg:height="0cm" svg:x="0.872cm" svg:y="5.148cm" svg:viewBox="0 0 52 0" draw:points="52,0 0,0">
          <text:p/>
        </draw:polygon>
        <draw:line draw:style-name="gr3" draw:text-style-name="P3" draw:layer="layout" svg:x1="0.924cm" svg:y1="5.148cm" svg:x2="0.872cm" svg:y2="5.148cm">
          <text:p/>
        </draw:line>
        <draw:polygon draw:style-name="gr2" draw:text-style-name="P2" draw:layer="layout" svg:width="0.051cm" svg:height="0cm" svg:x="0.872cm" svg:y="4.463cm" svg:viewBox="0 0 52 0" draw:points="52,0 0,0">
          <text:p/>
        </draw:polygon>
        <draw:line draw:style-name="gr3" draw:text-style-name="P3" draw:layer="layout" svg:x1="0.924cm" svg:y1="4.463cm" svg:x2="0.872cm" svg:y2="4.463cm">
          <text:p/>
        </draw:line>
        <draw:polygon draw:style-name="gr2" draw:text-style-name="P2" draw:layer="layout" svg:width="0.051cm" svg:height="0cm" svg:x="0.872cm" svg:y="3.777cm" svg:viewBox="0 0 52 0" draw:points="52,0 0,0">
          <text:p/>
        </draw:polygon>
        <draw:line draw:style-name="gr3" draw:text-style-name="P3" draw:layer="layout" svg:x1="0.924cm" svg:y1="3.777cm" svg:x2="0.872cm" svg:y2="3.777cm">
          <text:p/>
        </draw:line>
        <draw:line draw:style-name="gr10" draw:text-style-name="P3" draw:layer="layout" svg:x1="0.924cm" svg:y1="5.834cm" svg:x2="0.924cm" svg:y2="3.747cm">
          <text:p/>
        </draw:line>
        <draw:line draw:style-name="gr10" draw:text-style-name="P3" draw:layer="layout" svg:x1="8.863cm" svg:y1="5.834cm" svg:x2="8.863cm" svg:y2="3.747cm">
          <text:p/>
        </draw:line>
        <draw:line draw:style-name="gr10" draw:text-style-name="P3" draw:layer="layout" svg:x1="0.924cm" svg:y1="5.833cm" svg:x2="8.863cm" svg:y2="5.833cm">
          <text:p/>
        </draw:line>
        <draw:line draw:style-name="gr10" draw:text-style-name="P3" draw:layer="layout" svg:x1="0.924cm" svg:y1="3.747cm" svg:x2="8.863cm" svg:y2="3.747cm">
          <text:p/>
        </draw:line>
        <draw:polygon draw:style-name="gr1" draw:text-style-name="P1" draw:layer="layout" svg:width="0.45cm" svg:height="0cm" svg:x="1.288cm" svg:y="5.83cm" svg:viewBox="0 0 451 0" draw:points="0,0 451,0">
          <text:p/>
        </draw:polygon>
        <draw:polygon draw:style-name="gr2" draw:text-style-name="P2" draw:layer="layout" svg:width="0cm" svg:height="0.065cm" svg:x="1.514cm" svg:y="5.83cm" svg:viewBox="0 0 0 66" draw:points="0,0 0,66">
          <text:p/>
        </draw:polygon>
        <draw:frame draw:style-name="gr4" draw:text-style-name="P5" draw:layer="layout" svg:width="0.149cm" svg:height="0.474cm" svg:x="1.36cm" svg:y="5.96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1.487cm" svg:y="6.016cm" svg:viewBox="0 0 66 11" draw:points="0,0 66,0 66,11 0,11">
          <text:p/>
        </draw:polygon>
        <draw:polygon draw:style-name="gr2" draw:text-style-name="P2" draw:layer="layout" svg:width="0cm" svg:height="0.065cm" svg:x="2.077cm" svg:y="5.83cm" svg:viewBox="0 0 0 66" draw:points="0,0 0,66">
          <text:p/>
        </draw:polygon>
        <draw:frame draw:style-name="gr5" draw:text-style-name="P6" draw:layer="layout" svg:width="0.146cm" svg:height="0.475cm" svg:x="1.545cm" svg:y="5.893cm">
          <draw:text-box>
            <text:p text:style-name="P4"><text:span text:style-name="T2">1</text:span></text:p>
          </draw:text-box>
        </draw:frame>
        <draw:frame draw:style-name="gr4" draw:text-style-name="P5" draw:layer="layout" svg:width="0.149cm" svg:height="0.474cm" svg:x="1.924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051cm" svg:y="6.005cm" svg:viewBox="0 0 66 12" draw:points="0,0 66,0 66,12 0,12">
          <text:p/>
        </draw:polygon>
        <draw:polygon draw:style-name="gr2" draw:text-style-name="P2" draw:layer="layout" svg:width="0cm" svg:height="0.065cm" svg:x="2.641cm" svg:y="5.83cm" svg:viewBox="0 0 0 66" draw:points="0,0 0,66">
          <text:p/>
        </draw:polygon>
        <draw:frame draw:style-name="gr5" draw:text-style-name="P6" draw:layer="layout" svg:width="0.146cm" svg:height="0.475cm" svg:x="2.108cm" svg:y="5.893cm">
          <draw:text-box>
            <text:p text:style-name="P4"><text:span text:style-name="T2">2</text:span></text:p>
          </draw:text-box>
        </draw:frame>
        <draw:frame draw:style-name="gr4" draw:text-style-name="P5" draw:layer="layout" svg:width="0.149cm" svg:height="0.474cm" svg:x="2.488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614cm" svg:y="6.005cm" svg:viewBox="0 0 66 12" draw:points="0,0 66,0 66,12 0,12">
          <text:p/>
        </draw:polygon>
        <draw:polygon draw:style-name="gr2" draw:text-style-name="P2" draw:layer="layout" svg:width="0cm" svg:height="0.065cm" svg:x="3.205cm" svg:y="5.83cm" svg:viewBox="0 0 0 66" draw:points="0,0 0,66">
          <text:p/>
        </draw:polygon>
        <draw:frame draw:style-name="gr5" draw:text-style-name="P6" draw:layer="layout" svg:width="0.146cm" svg:height="0.475cm" svg:x="2.672cm" svg:y="5.892cm">
          <draw:text-box>
            <text:p text:style-name="P4"><text:span text:style-name="T2">3</text:span></text:p>
          </draw:text-box>
        </draw:frame>
        <draw:frame draw:style-name="gr4" draw:text-style-name="P5" draw:layer="layout" svg:width="0.149cm" svg:height="0.474cm" svg:x="3.052cm" svg:y="5.96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178cm" svg:y="6.016cm" svg:viewBox="0 0 66 11" draw:points="0,0 66,0 66,11 0,11">
          <text:p/>
        </draw:polygon>
        <draw:polygon draw:style-name="gr2" draw:text-style-name="P2" draw:layer="layout" svg:width="0cm" svg:height="0.065cm" svg:x="3.769cm" svg:y="5.83cm" svg:viewBox="0 0 0 66" draw:points="0,0 0,66">
          <text:p/>
        </draw:polygon>
        <draw:frame draw:style-name="gr5" draw:text-style-name="P6" draw:layer="layout" svg:width="0.146cm" svg:height="0.475cm" svg:x="3.236cm" svg:y="5.893cm">
          <draw:text-box>
            <text:p text:style-name="P4"><text:span text:style-name="T2">4</text:span></text:p>
          </draw:text-box>
        </draw:frame>
        <draw:frame draw:style-name="gr4" draw:text-style-name="P5" draw:layer="layout" svg:width="0.149cm" svg:height="0.474cm" svg:x="3.616cm" svg:y="5.96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742cm" svg:y="6.016cm" svg:viewBox="0 0 66 11" draw:points="0,0 66,0 66,11 0,11">
          <text:p/>
        </draw:polygon>
        <draw:polygon draw:style-name="gr2" draw:text-style-name="P2" draw:layer="layout" svg:width="0cm" svg:height="0.065cm" svg:x="4.333cm" svg:y="5.83cm" svg:viewBox="0 0 0 66" draw:points="0,0 0,66">
          <text:p/>
        </draw:polygon>
        <draw:frame draw:style-name="gr5" draw:text-style-name="P6" draw:layer="layout" svg:width="0.146cm" svg:height="0.475cm" svg:x="3.8cm" svg:y="5.891cm">
          <draw:text-box>
            <text:p text:style-name="P4"><text:span text:style-name="T2">5</text:span></text:p>
          </draw:text-box>
        </draw:frame>
        <draw:frame draw:style-name="gr4" draw:text-style-name="P5" draw:layer="layout" svg:width="0.149cm" svg:height="0.474cm" svg:x="4.18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4.306cm" svg:y="6.005cm" svg:viewBox="0 0 66 12" draw:points="0,0 66,0 66,12 0,12">
          <text:p/>
        </draw:polygon>
        <draw:frame draw:style-name="gr5" draw:text-style-name="P6" draw:layer="layout" svg:width="0.146cm" svg:height="0.475cm" svg:x="4.364cm" svg:y="5.891cm">
          <draw:text-box>
            <text:p text:style-name="P4"><text:span text:style-name="T2">6</text:span></text:p>
          </draw:text-box>
        </draw:frame>
        <draw:frame draw:style-name="gr4" draw:text-style-name="P5" draw:layer="layout" svg:width="0.149cm" svg:height="0.474cm" svg:x="4.743cm" svg:y="5.96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4.87cm" svg:y="6.016cm" svg:viewBox="0 0 66 11" draw:points="0,0 66,0 66,11 0,11">
          <text:p/>
        </draw:polygon>
        <draw:polygon draw:style-name="gr2" draw:text-style-name="P2" draw:layer="layout" svg:width="0cm" svg:height="0.065cm" svg:x="5.461cm" svg:y="5.83cm" svg:viewBox="0 0 0 66" draw:points="0,0 0,66">
          <text:p/>
        </draw:polygon>
        <draw:frame draw:style-name="gr5" draw:text-style-name="P6" draw:layer="layout" svg:width="0.146cm" svg:height="0.475cm" svg:x="4.927cm" svg:y="5.894cm">
          <draw:text-box>
            <text:p text:style-name="P4"><text:span text:style-name="T2">7</text:span></text:p>
          </draw:text-box>
        </draw:frame>
        <draw:frame draw:style-name="gr4" draw:text-style-name="P5" draw:layer="layout" svg:width="0.149cm" svg:height="0.474cm" svg:x="5.307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434cm" svg:y="6.005cm" svg:viewBox="0 0 66 12" draw:points="0,0 66,0 66,12 0,12">
          <text:p/>
        </draw:polygon>
        <draw:polygon draw:style-name="gr2" draw:text-style-name="P2" draw:layer="layout" svg:width="0cm" svg:height="0.065cm" svg:x="6.024cm" svg:y="5.83cm" svg:viewBox="0 0 0 66" draw:points="0,0 0,66">
          <text:p/>
        </draw:polygon>
        <draw:frame draw:style-name="gr5" draw:text-style-name="P6" draw:layer="layout" svg:width="0.146cm" svg:height="0.475cm" svg:x="5.491cm" svg:y="5.892cm">
          <draw:text-box>
            <text:p text:style-name="P4"><text:span text:style-name="T2">8</text:span></text:p>
          </draw:text-box>
        </draw:frame>
        <draw:frame draw:style-name="gr4" draw:text-style-name="P5" draw:layer="layout" svg:width="0.149cm" svg:height="0.474cm" svg:x="5.871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997cm" svg:y="6.005cm" svg:viewBox="0 0 66 12" draw:points="0,0 66,0 66,12 0,12">
          <text:p/>
        </draw:polygon>
        <draw:polygon draw:style-name="gr2" draw:text-style-name="P2" draw:layer="layout" svg:width="0cm" svg:height="0.065cm" svg:x="6.588cm" svg:y="5.83cm" svg:viewBox="0 0 0 66" draw:points="0,0 0,66">
          <text:p/>
        </draw:polygon>
        <draw:frame draw:style-name="gr5" draw:text-style-name="P6" draw:layer="layout" svg:width="0.146cm" svg:height="0.475cm" svg:x="6.055cm" svg:y="5.892cm">
          <draw:text-box>
            <text:p text:style-name="P4"><text:span text:style-name="T2">9</text:span></text:p>
          </draw:text-box>
        </draw:frame>
        <draw:frame draw:style-name="gr4" draw:text-style-name="P5" draw:layer="layout" svg:width="0.149cm" svg:height="0.474cm" svg:x="6.405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6.531cm" svg:y="6.005cm" svg:viewBox="0 0 66 12" draw:points="0,0 66,0 66,12 0,12">
          <text:p/>
        </draw:polygon>
        <draw:polygon draw:style-name="gr2" draw:text-style-name="P2" draw:layer="layout" svg:width="0cm" svg:height="0.065cm" svg:x="7.152cm" svg:y="5.83cm" svg:viewBox="0 0 0 66" draw:points="0,0 0,66">
          <text:p/>
        </draw:polygon>
        <draw:frame draw:style-name="gr6" draw:text-style-name="P6" draw:layer="layout" svg:width="0.29cm" svg:height="0.475cm" svg:x="6.589cm" svg:y="5.892cm">
          <draw:text-box>
            <text:p text:style-name="P4"><text:span text:style-name="T2">10</text:span></text:p>
          </draw:text-box>
        </draw:frame>
        <draw:frame draw:style-name="gr4" draw:text-style-name="P5" draw:layer="layout" svg:width="0.149cm" svg:height="0.474cm" svg:x="6.969cm" svg:y="5.96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7.095cm" svg:y="6.016cm" svg:viewBox="0 0 66 11" draw:points="0,0 66,0 66,11 0,11">
          <text:p/>
        </draw:polygon>
        <draw:polygon draw:style-name="gr2" draw:text-style-name="P2" draw:layer="layout" svg:width="0cm" svg:height="0.065cm" svg:x="7.716cm" svg:y="5.83cm" svg:viewBox="0 0 0 66" draw:points="0,0 0,66">
          <text:p/>
        </draw:polygon>
        <draw:frame draw:style-name="gr6" draw:text-style-name="P6" draw:layer="layout" svg:width="0.29cm" svg:height="0.475cm" svg:x="7.153cm" svg:y="5.894cm">
          <draw:text-box>
            <text:p text:style-name="P4"><text:span text:style-name="T2">11</text:span></text:p>
          </draw:text-box>
        </draw:frame>
        <draw:frame draw:style-name="gr4" draw:text-style-name="P5" draw:layer="layout" svg:width="0.149cm" svg:height="0.474cm" svg:x="7.533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7.659cm" svg:y="6.005cm" svg:viewBox="0 0 66 12" draw:points="0,0 66,0 66,12 0,12">
          <text:p/>
        </draw:polygon>
        <draw:polygon draw:style-name="gr2" draw:text-style-name="P2" draw:layer="layout" svg:width="0cm" svg:height="0.065cm" svg:x="8.279cm" svg:y="5.83cm" svg:viewBox="0 0 0 66" draw:points="0,0 0,66">
          <text:p/>
        </draw:polygon>
        <draw:frame draw:style-name="gr6" draw:text-style-name="P6" draw:layer="layout" svg:width="0.29cm" svg:height="0.475cm" svg:x="7.717cm" svg:y="5.894cm">
          <draw:text-box>
            <text:p text:style-name="P4"><text:span text:style-name="T2">12</text:span></text:p>
          </draw:text-box>
        </draw:frame>
        <draw:frame draw:style-name="gr4" draw:text-style-name="P5" draw:layer="layout" svg:width="0.149cm" svg:height="0.474cm" svg:x="8.097cm" svg:y="5.9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8.223cm" svg:y="6.005cm" svg:viewBox="0 0 66 12" draw:points="0,0 66,0 66,12 0,12">
          <text:p/>
        </draw:polygon>
        <draw:polygon draw:style-name="gr2" draw:text-style-name="P2" draw:layer="layout" svg:width="0.051cm" svg:height="0cm" svg:x="0.875cm" svg:y="5.83cm" svg:viewBox="0 0 52 0" draw:points="52,0 0,0">
          <text:p/>
        </draw:polygon>
        <draw:frame draw:style-name="gr6" draw:text-style-name="P6" draw:layer="layout" svg:width="0.29cm" svg:height="0.475cm" svg:x="8.281cm" svg:y="5.893cm">
          <draw:text-box>
            <text:p text:style-name="P4"><text:span text:style-name="T2">13</text:span></text:p>
          </draw:text-box>
        </draw:frame>
        <draw:polygon draw:style-name="gr2" draw:text-style-name="P2" draw:layer="layout" svg:width="0.051cm" svg:height="0cm" svg:x="0.875cm" svg:y="5.145cm" svg:viewBox="0 0 52 0" draw:points="52,0 0,0">
          <text:p/>
        </draw:polygon>
        <draw:frame draw:style-name="gr7" draw:text-style-name="P5" draw:layer="layout" svg:width="0.599cm" svg:height="0.475cm" svg:x="0.144cm" svg:y="5.628cm">
          <draw:text-box>
            <text:p text:style-name="P4"><text:span text:style-name="T1">0.0%</text:span></text:p>
          </draw:text-box>
        </draw:frame>
        <draw:frame draw:style-name="gr8" draw:text-style-name="P5" draw:layer="layout" svg:width="0.743cm" svg:height="0.475cm" svg:x="0.049cm" svg:y="4.942cm">
          <draw:text-box>
            <text:p text:style-name="P4"><text:span text:style-name="T1">10.0%</text:span></text:p>
          </draw:text-box>
        </draw:frame>
        <draw:frame draw:style-name="gr8" draw:text-style-name="P5" draw:layer="layout" svg:width="0.743cm" svg:height="0.475cm" svg:x="0.049cm" svg:y="4.256cm">
          <draw:text-box>
            <text:p text:style-name="P4"><text:span text:style-name="T1">20.0%</text:span></text:p>
          </draw:text-box>
        </draw:frame>
        <draw:frame draw:style-name="gr9" draw:text-style-name="P5" draw:layer="layout" svg:width="0.743cm" svg:height="0.474cm" svg:x="0.049cm" svg:y="3.572cm">
          <draw:text-box>
            <text:p text:style-name="P4"><text:span text:style-name="T1">30.0%</text:span></text:p>
          </draw:text-box>
        </draw:frame>
        <draw:line draw:style-name="gr10" draw:text-style-name="P3" draw:layer="layout" svg:x1="8.866cm" svg:y1="5.83cm" svg:x2="8.866cm" svg:y2="3.744cm">
          <text:p/>
        </draw:line>
        <draw:frame draw:style-name="gr11" draw:text-style-name="P5" draw:layer="layout" svg:width="1.293cm" svg:height="0.314cm" svg:x="4.254cm" svg:y="3.282cm">
          <draw:text-box>
            <text:p text:style-name="P4"><text:span text:style-name="T1">H3_CONV</text:span></text:p>
          </draw:text-box>
        </draw:frame>
        <draw:polygon draw:style-name="gr1" draw:text-style-name="P1" draw:layer="layout" svg:width="0.45cm" svg:height="0cm" svg:x="1.285cm" svg:y="9.045cm" svg:viewBox="0 0 451 0" draw:points="0,0 451,0">
          <text:p/>
        </draw:polygon>
        <draw:polygon draw:style-name="gr2" draw:text-style-name="P2" draw:layer="layout" svg:width="0cm" svg:height="0.065cm" svg:x="1.511cm" svg:y="9.045cm" svg:viewBox="0 0 0 66" draw:points="0,0 0,66">
          <text:p/>
        </draw:polygon>
        <draw:line draw:style-name="gr3" draw:text-style-name="P3" draw:layer="layout" svg:x1="1.511cm" svg:y1="9.045cm" svg:x2="1.511cm" svg:y2="9.111cm">
          <text:p/>
        </draw:line>
        <draw:frame draw:style-name="gr4" draw:text-style-name="P5" draw:layer="layout" svg:width="0.149cm" svg:height="0.474cm" svg:x="1.356cm" svg:y="9.17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1.484cm" svg:y="9.231cm" svg:viewBox="0 0 66 11" draw:points="0,0 66,0 66,11 0,11">
          <text:p/>
        </draw:polygon>
        <draw:polygon draw:style-name="gr2" draw:text-style-name="P2" draw:layer="layout" svg:width="0cm" svg:height="0.065cm" svg:x="2.074cm" svg:y="9.045cm" svg:viewBox="0 0 0 66" draw:points="0,0 0,66">
          <text:p/>
        </draw:polygon>
        <draw:line draw:style-name="gr3" draw:text-style-name="P3" draw:layer="layout" svg:x1="2.074cm" svg:y1="9.045cm" svg:x2="2.074cm" svg:y2="9.111cm">
          <text:p/>
        </draw:line>
        <draw:frame draw:style-name="gr5" draw:text-style-name="P6" draw:layer="layout" svg:width="0.146cm" svg:height="0.475cm" svg:x="1.561cm" svg:y="9.108cm">
          <draw:text-box>
            <text:p text:style-name="P4"><text:span text:style-name="T2">1</text:span></text:p>
          </draw:text-box>
        </draw:frame>
        <draw:frame draw:style-name="gr4" draw:text-style-name="P5" draw:layer="layout" svg:width="0.149cm" svg:height="0.474cm" svg:x="1.92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048cm" svg:y="9.22cm" svg:viewBox="0 0 66 12" draw:points="0,0 66,0 66,12 0,12">
          <text:p/>
        </draw:polygon>
        <draw:polygon draw:style-name="gr2" draw:text-style-name="P2" draw:layer="layout" svg:width="0cm" svg:height="0.065cm" svg:x="2.638cm" svg:y="9.045cm" svg:viewBox="0 0 0 66" draw:points="0,0 0,66">
          <text:p/>
        </draw:polygon>
        <draw:line draw:style-name="gr3" draw:text-style-name="P3" draw:layer="layout" svg:x1="2.638cm" svg:y1="9.045cm" svg:x2="2.638cm" svg:y2="9.111cm">
          <text:p/>
        </draw:line>
        <draw:frame draw:style-name="gr5" draw:text-style-name="P6" draw:layer="layout" svg:width="0.146cm" svg:height="0.475cm" svg:x="2.124cm" svg:y="9.108cm">
          <draw:text-box>
            <text:p text:style-name="P4"><text:span text:style-name="T2">2</text:span></text:p>
          </draw:text-box>
        </draw:frame>
        <draw:frame draw:style-name="gr4" draw:text-style-name="P5" draw:layer="layout" svg:width="0.149cm" svg:height="0.474cm" svg:x="2.484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611cm" svg:y="9.22cm" svg:viewBox="0 0 66 12" draw:points="0,0 66,0 66,12 0,12">
          <text:p/>
        </draw:polygon>
        <draw:polygon draw:style-name="gr2" draw:text-style-name="P2" draw:layer="layout" svg:width="0cm" svg:height="0.065cm" svg:x="3.202cm" svg:y="9.045cm" svg:viewBox="0 0 0 66" draw:points="0,0 0,66">
          <text:p/>
        </draw:polygon>
        <draw:line draw:style-name="gr3" draw:text-style-name="P3" draw:layer="layout" svg:x1="3.202cm" svg:y1="9.045cm" svg:x2="3.202cm" svg:y2="9.111cm">
          <text:p/>
        </draw:line>
        <draw:frame draw:style-name="gr5" draw:text-style-name="P6" draw:layer="layout" svg:width="0.146cm" svg:height="0.475cm" svg:x="2.688cm" svg:y="9.107cm">
          <draw:text-box>
            <text:p text:style-name="P4"><text:span text:style-name="T2">3</text:span></text:p>
          </draw:text-box>
        </draw:frame>
        <draw:frame draw:style-name="gr4" draw:text-style-name="P5" draw:layer="layout" svg:width="0.149cm" svg:height="0.474cm" svg:x="3.048cm" svg:y="9.17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175cm" svg:y="9.231cm" svg:viewBox="0 0 66 11" draw:points="0,0 66,0 66,11 0,11">
          <text:p/>
        </draw:polygon>
        <draw:polygon draw:style-name="gr2" draw:text-style-name="P2" draw:layer="layout" svg:width="0cm" svg:height="0.065cm" svg:x="3.766cm" svg:y="9.045cm" svg:viewBox="0 0 0 66" draw:points="0,0 0,66">
          <text:p/>
        </draw:polygon>
        <draw:line draw:style-name="gr3" draw:text-style-name="P3" draw:layer="layout" svg:x1="3.766cm" svg:y1="9.045cm" svg:x2="3.766cm" svg:y2="9.111cm">
          <text:p/>
        </draw:line>
        <draw:frame draw:style-name="gr5" draw:text-style-name="P6" draw:layer="layout" svg:width="0.146cm" svg:height="0.475cm" svg:x="3.252cm" svg:y="9.108cm">
          <draw:text-box>
            <text:p text:style-name="P4"><text:span text:style-name="T2">4</text:span></text:p>
          </draw:text-box>
        </draw:frame>
        <draw:frame draw:style-name="gr4" draw:text-style-name="P5" draw:layer="layout" svg:width="0.149cm" svg:height="0.474cm" svg:x="3.612cm" svg:y="9.17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739cm" svg:y="9.231cm" svg:viewBox="0 0 66 11" draw:points="0,0 66,0 66,11 0,11">
          <text:p/>
        </draw:polygon>
        <draw:polygon draw:style-name="gr2" draw:text-style-name="P2" draw:layer="layout" svg:width="0cm" svg:height="0.065cm" svg:x="4.33cm" svg:y="9.045cm" svg:viewBox="0 0 0 66" draw:points="0,0 0,66">
          <text:p/>
        </draw:polygon>
        <draw:line draw:style-name="gr3" draw:text-style-name="P3" draw:layer="layout" svg:x1="4.33cm" svg:y1="9.045cm" svg:x2="4.33cm" svg:y2="9.111cm">
          <text:p/>
        </draw:line>
        <draw:frame draw:style-name="gr5" draw:text-style-name="P6" draw:layer="layout" svg:width="0.146cm" svg:height="0.475cm" svg:x="3.816cm" svg:y="9.106cm">
          <draw:text-box>
            <text:p text:style-name="P4"><text:span text:style-name="T2">5</text:span></text:p>
          </draw:text-box>
        </draw:frame>
        <draw:frame draw:style-name="gr4" draw:text-style-name="P5" draw:layer="layout" svg:width="0.149cm" svg:height="0.474cm" svg:x="4.176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4.303cm" svg:y="9.22cm" svg:viewBox="0 0 66 12" draw:points="0,0 66,0 66,12 0,12">
          <text:p/>
        </draw:polygon>
        <draw:polygon draw:style-name="gr2" draw:text-style-name="P2" draw:layer="layout" svg:width="0cm" svg:height="0.065cm" svg:x="4.894cm" svg:y="9.045cm" svg:viewBox="0 0 0 66" draw:points="0,0 0,66">
          <text:p/>
        </draw:polygon>
        <draw:line draw:style-name="gr3" draw:text-style-name="P3" draw:layer="layout" svg:x1="4.894cm" svg:y1="9.045cm" svg:x2="4.894cm" svg:y2="9.111cm">
          <text:p/>
        </draw:line>
        <draw:frame draw:style-name="gr5" draw:text-style-name="P6" draw:layer="layout" svg:width="0.146cm" svg:height="0.475cm" svg:x="4.38cm" svg:y="9.106cm">
          <draw:text-box>
            <text:p text:style-name="P4"><text:span text:style-name="T2">6</text:span></text:p>
          </draw:text-box>
        </draw:frame>
        <draw:frame draw:style-name="gr4" draw:text-style-name="P5" draw:layer="layout" svg:width="0.149cm" svg:height="0.474cm" svg:x="4.739cm" svg:y="9.17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4.867cm" svg:y="9.231cm" svg:viewBox="0 0 66 11" draw:points="0,0 66,0 66,11 0,11">
          <text:p/>
        </draw:polygon>
        <draw:polygon draw:style-name="gr2" draw:text-style-name="P2" draw:layer="layout" svg:width="0cm" svg:height="0.065cm" svg:x="5.458cm" svg:y="9.045cm" svg:viewBox="0 0 0 66" draw:points="0,0 0,66">
          <text:p/>
        </draw:polygon>
        <draw:line draw:style-name="gr3" draw:text-style-name="P3" draw:layer="layout" svg:x1="5.458cm" svg:y1="9.045cm" svg:x2="5.458cm" svg:y2="9.111cm">
          <text:p/>
        </draw:line>
        <draw:frame draw:style-name="gr5" draw:text-style-name="P6" draw:layer="layout" svg:width="0.146cm" svg:height="0.475cm" svg:x="4.943cm" svg:y="9.109cm">
          <draw:text-box>
            <text:p text:style-name="P4"><text:span text:style-name="T2">7</text:span></text:p>
          </draw:text-box>
        </draw:frame>
        <draw:frame draw:style-name="gr4" draw:text-style-name="P5" draw:layer="layout" svg:width="0.149cm" svg:height="0.474cm" svg:x="5.303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431cm" svg:y="9.22cm" svg:viewBox="0 0 66 12" draw:points="0,0 66,0 66,12 0,12">
          <text:p/>
        </draw:polygon>
        <draw:polygon draw:style-name="gr2" draw:text-style-name="P2" draw:layer="layout" svg:width="0cm" svg:height="0.065cm" svg:x="6.021cm" svg:y="9.045cm" svg:viewBox="0 0 0 66" draw:points="0,0 0,66">
          <text:p/>
        </draw:polygon>
        <draw:line draw:style-name="gr3" draw:text-style-name="P3" draw:layer="layout" svg:x1="6.021cm" svg:y1="9.045cm" svg:x2="6.021cm" svg:y2="9.111cm">
          <text:p/>
        </draw:line>
        <draw:frame draw:style-name="gr5" draw:text-style-name="P6" draw:layer="layout" svg:width="0.146cm" svg:height="0.475cm" svg:x="5.507cm" svg:y="9.107cm">
          <draw:text-box>
            <text:p text:style-name="P4"><text:span text:style-name="T2">8</text:span></text:p>
          </draw:text-box>
        </draw:frame>
        <draw:frame draw:style-name="gr4" draw:text-style-name="P5" draw:layer="layout" svg:width="0.149cm" svg:height="0.474cm" svg:x="5.867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994cm" svg:y="9.22cm" svg:viewBox="0 0 66 12" draw:points="0,0 66,0 66,12 0,12">
          <text:p/>
        </draw:polygon>
        <draw:polygon draw:style-name="gr2" draw:text-style-name="P2" draw:layer="layout" svg:width="0cm" svg:height="0.065cm" svg:x="6.585cm" svg:y="9.045cm" svg:viewBox="0 0 0 66" draw:points="0,0 0,66">
          <text:p/>
        </draw:polygon>
        <draw:line draw:style-name="gr3" draw:text-style-name="P3" draw:layer="layout" svg:x1="6.585cm" svg:y1="9.045cm" svg:x2="6.585cm" svg:y2="9.111cm">
          <text:p/>
        </draw:line>
        <draw:frame draw:style-name="gr5" draw:text-style-name="P6" draw:layer="layout" svg:width="0.146cm" svg:height="0.475cm" svg:x="6.071cm" svg:y="9.107cm">
          <draw:text-box>
            <text:p text:style-name="P4"><text:span text:style-name="T2">9</text:span></text:p>
          </draw:text-box>
        </draw:frame>
        <draw:frame draw:style-name="gr4" draw:text-style-name="P5" draw:layer="layout" svg:width="0.149cm" svg:height="0.474cm" svg:x="6.401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6.528cm" svg:y="9.22cm" svg:viewBox="0 0 66 12" draw:points="0,0 66,0 66,12 0,12">
          <text:p/>
        </draw:polygon>
        <draw:polygon draw:style-name="gr2" draw:text-style-name="P2" draw:layer="layout" svg:width="0cm" svg:height="0.065cm" svg:x="7.149cm" svg:y="9.045cm" svg:viewBox="0 0 0 66" draw:points="0,0 0,66">
          <text:p/>
        </draw:polygon>
        <draw:line draw:style-name="gr3" draw:text-style-name="P3" draw:layer="layout" svg:x1="7.149cm" svg:y1="9.045cm" svg:x2="7.149cm" svg:y2="9.111cm">
          <text:p/>
        </draw:line>
        <draw:frame draw:style-name="gr6" draw:text-style-name="P6" draw:layer="layout" svg:width="0.29cm" svg:height="0.475cm" svg:x="6.605cm" svg:y="9.107cm">
          <draw:text-box>
            <text:p text:style-name="P4"><text:span text:style-name="T2">10</text:span></text:p>
          </draw:text-box>
        </draw:frame>
        <draw:frame draw:style-name="gr4" draw:text-style-name="P5" draw:layer="layout" svg:width="0.149cm" svg:height="0.474cm" svg:x="6.965cm" svg:y="9.17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7.092cm" svg:y="9.231cm" svg:viewBox="0 0 66 11" draw:points="0,0 66,0 66,11 0,11">
          <text:p/>
        </draw:polygon>
        <draw:polygon draw:style-name="gr2" draw:text-style-name="P2" draw:layer="layout" svg:width="0cm" svg:height="0.065cm" svg:x="7.713cm" svg:y="9.045cm" svg:viewBox="0 0 0 66" draw:points="0,0 0,66">
          <text:p/>
        </draw:polygon>
        <draw:line draw:style-name="gr3" draw:text-style-name="P3" draw:layer="layout" svg:x1="7.713cm" svg:y1="9.045cm" svg:x2="7.713cm" svg:y2="9.111cm">
          <text:p/>
        </draw:line>
        <draw:frame draw:style-name="gr6" draw:text-style-name="P6" draw:layer="layout" svg:width="0.29cm" svg:height="0.475cm" svg:x="7.169cm" svg:y="9.109cm">
          <draw:text-box>
            <text:p text:style-name="P4"><text:span text:style-name="T2">11</text:span></text:p>
          </draw:text-box>
        </draw:frame>
        <draw:frame draw:style-name="gr4" draw:text-style-name="P5" draw:layer="layout" svg:width="0.149cm" svg:height="0.474cm" svg:x="7.529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7.656cm" svg:y="9.22cm" svg:viewBox="0 0 66 12" draw:points="0,0 66,0 66,12 0,12">
          <text:p/>
        </draw:polygon>
        <draw:polygon draw:style-name="gr2" draw:text-style-name="P2" draw:layer="layout" svg:width="0cm" svg:height="0.065cm" svg:x="8.276cm" svg:y="9.045cm" svg:viewBox="0 0 0 66" draw:points="0,0 0,66">
          <text:p/>
        </draw:polygon>
        <draw:line draw:style-name="gr3" draw:text-style-name="P3" draw:layer="layout" svg:x1="8.276cm" svg:y1="9.045cm" svg:x2="8.276cm" svg:y2="9.111cm">
          <text:p/>
        </draw:line>
        <draw:frame draw:style-name="gr6" draw:text-style-name="P6" draw:layer="layout" svg:width="0.29cm" svg:height="0.475cm" svg:x="7.733cm" svg:y="9.109cm">
          <draw:text-box>
            <text:p text:style-name="P4"><text:span text:style-name="T2">12</text:span></text:p>
          </draw:text-box>
        </draw:frame>
        <draw:frame draw:style-name="gr4" draw:text-style-name="P5" draw:layer="layout" svg:width="0.149cm" svg:height="0.474cm" svg:x="8.093cm" svg:y="9.165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8.22cm" svg:y="9.22cm" svg:viewBox="0 0 66 12" draw:points="0,0 66,0 66,12 0,12">
          <text:p/>
        </draw:polygon>
        <draw:polygon draw:style-name="gr2" draw:text-style-name="P2" draw:layer="layout" svg:width="0.051cm" svg:height="0cm" svg:x="0.872cm" svg:y="9.045cm" svg:viewBox="0 0 52 0" draw:points="52,0 0,0">
          <text:p/>
        </draw:polygon>
        <draw:line draw:style-name="gr3" draw:text-style-name="P3" draw:layer="layout" svg:x1="0.924cm" svg:y1="9.045cm" svg:x2="0.872cm" svg:y2="9.045cm">
          <text:p/>
        </draw:line>
        <draw:frame draw:style-name="gr6" draw:text-style-name="P6" draw:layer="layout" svg:width="0.29cm" svg:height="0.475cm" svg:x="8.297cm" svg:y="9.108cm">
          <draw:text-box>
            <text:p text:style-name="P4"><text:span text:style-name="T2">13</text:span></text:p>
          </draw:text-box>
        </draw:frame>
        <draw:polygon draw:style-name="gr2" draw:text-style-name="P2" draw:layer="layout" svg:width="0.051cm" svg:height="0cm" svg:x="0.872cm" svg:y="8.36cm" svg:viewBox="0 0 52 0" draw:points="52,0 0,0">
          <text:p/>
        </draw:polygon>
        <draw:line draw:style-name="gr3" draw:text-style-name="P3" draw:layer="layout" svg:x1="0.924cm" svg:y1="8.36cm" svg:x2="0.872cm" svg:y2="8.36cm">
          <text:p/>
        </draw:line>
        <draw:frame draw:style-name="gr7" draw:text-style-name="P5" draw:layer="layout" svg:width="0.599cm" svg:height="0.475cm" svg:x="0.141cm" svg:y="8.843cm">
          <draw:text-box>
            <text:p text:style-name="P4"><text:span text:style-name="T1">0.0%</text:span></text:p>
          </draw:text-box>
        </draw:frame>
        <draw:polygon draw:style-name="gr2" draw:text-style-name="P2" draw:layer="layout" svg:width="0.051cm" svg:height="0cm" svg:x="0.872cm" svg:y="7.675cm" svg:viewBox="0 0 52 0" draw:points="52,0 0,0">
          <text:p/>
        </draw:polygon>
        <draw:line draw:style-name="gr3" draw:text-style-name="P3" draw:layer="layout" svg:x1="0.924cm" svg:y1="7.675cm" svg:x2="0.872cm" svg:y2="7.675cm">
          <text:p/>
        </draw:line>
        <draw:frame draw:style-name="gr8" draw:text-style-name="P5" draw:layer="layout" svg:width="0.743cm" svg:height="0.475cm" svg:x="0.046cm" svg:y="8.157cm">
          <draw:text-box>
            <text:p text:style-name="P4"><text:span text:style-name="T1">10.0%</text:span></text:p>
          </draw:text-box>
        </draw:frame>
        <draw:polygon draw:style-name="gr2" draw:text-style-name="P2" draw:layer="layout" svg:width="0.051cm" svg:height="0cm" svg:x="0.872cm" svg:y="6.989cm" svg:viewBox="0 0 52 0" draw:points="52,0 0,0">
          <text:p/>
        </draw:polygon>
        <draw:line draw:style-name="gr3" draw:text-style-name="P3" draw:layer="layout" svg:x1="0.924cm" svg:y1="6.989cm" svg:x2="0.872cm" svg:y2="6.989cm">
          <text:p/>
        </draw:line>
        <draw:frame draw:style-name="gr8" draw:text-style-name="P5" draw:layer="layout" svg:width="0.743cm" svg:height="0.475cm" svg:x="0.046cm" svg:y="7.471cm">
          <draw:text-box>
            <text:p text:style-name="P4"><text:span text:style-name="T1">20.0%</text:span></text:p>
          </draw:text-box>
        </draw:frame>
        <draw:frame draw:style-name="gr9" draw:text-style-name="P5" draw:layer="layout" svg:width="0.743cm" svg:height="0.474cm" svg:x="0.046cm" svg:y="6.787cm">
          <draw:text-box>
            <text:p text:style-name="P4"><text:span text:style-name="T1">30.0%</text:span></text:p>
          </draw:text-box>
        </draw:frame>
        <draw:line draw:style-name="gr10" draw:text-style-name="P3" draw:layer="layout" svg:x1="0.924cm" svg:y1="9.045cm" svg:x2="0.924cm" svg:y2="6.959cm">
          <text:p/>
        </draw:line>
        <draw:line draw:style-name="gr10" draw:text-style-name="P3" draw:layer="layout" svg:x1="8.863cm" svg:y1="9.045cm" svg:x2="8.863cm" svg:y2="6.959cm">
          <text:p/>
        </draw:line>
        <draw:line draw:style-name="gr10" draw:text-style-name="P3" draw:layer="layout" svg:x1="0.924cm" svg:y1="6.959cm" svg:x2="8.863cm" svg:y2="6.959cm">
          <text:p/>
        </draw:line>
        <draw:frame draw:style-name="gr12" draw:text-style-name="P5" draw:layer="layout" svg:width="0.84cm" svg:height="0.314cm" svg:x="4.472cm" svg:y="6.497cm">
          <draw:text-box>
            <text:p text:style-name="P4"><text:span text:style-name="T1">H5_FC</text:span></text:p>
          </draw:text-box>
        </draw:frame>
        <draw:polygon draw:style-name="gr2" draw:text-style-name="P2" draw:layer="layout" svg:width="0cm" svg:height="0.065cm" svg:x="1.511cm" svg:y="12.25cm" svg:viewBox="0 0 0 66" draw:points="0,0 0,66">
          <text:p/>
        </draw:polygon>
        <draw:line draw:style-name="gr3" draw:text-style-name="P3" draw:layer="layout" svg:x1="1.511cm" svg:y1="12.25cm" svg:x2="1.511cm" svg:y2="12.316cm">
          <text:p/>
        </draw:line>
        <draw:polygon draw:style-name="gr2" draw:text-style-name="P2" draw:layer="layout" svg:width="0cm" svg:height="0.065cm" svg:x="2.074cm" svg:y="12.25cm" svg:viewBox="0 0 0 66" draw:points="0,0 0,66">
          <text:p/>
        </draw:polygon>
        <draw:line draw:style-name="gr3" draw:text-style-name="P3" draw:layer="layout" svg:x1="2.074cm" svg:y1="12.25cm" svg:x2="2.074cm" svg:y2="12.316cm">
          <text:p/>
        </draw:line>
        <draw:polygon draw:style-name="gr2" draw:text-style-name="P2" draw:layer="layout" svg:width="0cm" svg:height="0.065cm" svg:x="2.638cm" svg:y="12.25cm" svg:viewBox="0 0 0 66" draw:points="0,0 0,66">
          <text:p/>
        </draw:polygon>
        <draw:line draw:style-name="gr3" draw:text-style-name="P3" draw:layer="layout" svg:x1="2.638cm" svg:y1="12.25cm" svg:x2="2.638cm" svg:y2="12.316cm">
          <text:p/>
        </draw:line>
        <draw:polygon draw:style-name="gr2" draw:text-style-name="P2" draw:layer="layout" svg:width="0cm" svg:height="0.065cm" svg:x="3.202cm" svg:y="12.25cm" svg:viewBox="0 0 0 66" draw:points="0,0 0,66">
          <text:p/>
        </draw:polygon>
        <draw:line draw:style-name="gr3" draw:text-style-name="P3" draw:layer="layout" svg:x1="3.202cm" svg:y1="12.25cm" svg:x2="3.202cm" svg:y2="12.316cm">
          <text:p/>
        </draw:line>
        <draw:polygon draw:style-name="gr2" draw:text-style-name="P2" draw:layer="layout" svg:width="0cm" svg:height="0.065cm" svg:x="3.766cm" svg:y="12.25cm" svg:viewBox="0 0 0 66" draw:points="0,0 0,66">
          <text:p/>
        </draw:polygon>
        <draw:line draw:style-name="gr3" draw:text-style-name="P3" draw:layer="layout" svg:x1="3.766cm" svg:y1="12.25cm" svg:x2="3.766cm" svg:y2="12.316cm">
          <text:p/>
        </draw:line>
        <draw:polygon draw:style-name="gr2" draw:text-style-name="P2" draw:layer="layout" svg:width="0cm" svg:height="0.065cm" svg:x="4.33cm" svg:y="12.25cm" svg:viewBox="0 0 0 66" draw:points="0,0 0,66">
          <text:p/>
        </draw:polygon>
        <draw:line draw:style-name="gr3" draw:text-style-name="P3" draw:layer="layout" svg:x1="4.33cm" svg:y1="12.25cm" svg:x2="4.33cm" svg:y2="12.316cm">
          <text:p/>
        </draw:line>
        <draw:polygon draw:style-name="gr2" draw:text-style-name="P2" draw:layer="layout" svg:width="0cm" svg:height="0.065cm" svg:x="4.894cm" svg:y="12.25cm" svg:viewBox="0 0 0 66" draw:points="0,0 0,66">
          <text:p/>
        </draw:polygon>
        <draw:line draw:style-name="gr3" draw:text-style-name="P3" draw:layer="layout" svg:x1="4.894cm" svg:y1="12.25cm" svg:x2="4.894cm" svg:y2="12.316cm">
          <text:p/>
        </draw:line>
        <draw:polygon draw:style-name="gr2" draw:text-style-name="P2" draw:layer="layout" svg:width="0cm" svg:height="0.065cm" svg:x="5.458cm" svg:y="12.25cm" svg:viewBox="0 0 0 66" draw:points="0,0 0,66">
          <text:p/>
        </draw:polygon>
        <draw:line draw:style-name="gr3" draw:text-style-name="P3" draw:layer="layout" svg:x1="5.458cm" svg:y1="12.25cm" svg:x2="5.458cm" svg:y2="12.316cm">
          <text:p/>
        </draw:line>
        <draw:polygon draw:style-name="gr2" draw:text-style-name="P2" draw:layer="layout" svg:width="0cm" svg:height="0.065cm" svg:x="6.021cm" svg:y="12.25cm" svg:viewBox="0 0 0 66" draw:points="0,0 0,66">
          <text:p/>
        </draw:polygon>
        <draw:line draw:style-name="gr3" draw:text-style-name="P3" draw:layer="layout" svg:x1="6.021cm" svg:y1="12.25cm" svg:x2="6.021cm" svg:y2="12.316cm">
          <text:p/>
        </draw:line>
        <draw:polygon draw:style-name="gr2" draw:text-style-name="P2" draw:layer="layout" svg:width="0cm" svg:height="0.065cm" svg:x="6.585cm" svg:y="12.25cm" svg:viewBox="0 0 0 66" draw:points="0,0 0,66">
          <text:p/>
        </draw:polygon>
        <draw:line draw:style-name="gr3" draw:text-style-name="P3" draw:layer="layout" svg:x1="6.585cm" svg:y1="12.25cm" svg:x2="6.585cm" svg:y2="12.316cm">
          <text:p/>
        </draw:line>
        <draw:polygon draw:style-name="gr2" draw:text-style-name="P2" draw:layer="layout" svg:width="0cm" svg:height="0.065cm" svg:x="7.149cm" svg:y="12.25cm" svg:viewBox="0 0 0 66" draw:points="0,0 0,66">
          <text:p/>
        </draw:polygon>
        <draw:line draw:style-name="gr3" draw:text-style-name="P3" draw:layer="layout" svg:x1="7.149cm" svg:y1="12.25cm" svg:x2="7.149cm" svg:y2="12.316cm">
          <text:p/>
        </draw:line>
        <draw:polygon draw:style-name="gr2" draw:text-style-name="P2" draw:layer="layout" svg:width="0cm" svg:height="0.065cm" svg:x="7.713cm" svg:y="12.25cm" svg:viewBox="0 0 0 66" draw:points="0,0 0,66">
          <text:p/>
        </draw:polygon>
        <draw:line draw:style-name="gr3" draw:text-style-name="P3" draw:layer="layout" svg:x1="7.713cm" svg:y1="12.25cm" svg:x2="7.713cm" svg:y2="12.316cm">
          <text:p/>
        </draw:line>
        <draw:polygon draw:style-name="gr2" draw:text-style-name="P2" draw:layer="layout" svg:width="0cm" svg:height="0.065cm" svg:x="8.276cm" svg:y="12.25cm" svg:viewBox="0 0 0 66" draw:points="0,0 0,66">
          <text:p/>
        </draw:polygon>
        <draw:line draw:style-name="gr3" draw:text-style-name="P3" draw:layer="layout" svg:x1="8.276cm" svg:y1="12.25cm" svg:x2="8.276cm" svg:y2="12.316cm">
          <text:p/>
        </draw:line>
        <draw:polygon draw:style-name="gr2" draw:text-style-name="P2" draw:layer="layout" svg:width="0.051cm" svg:height="0cm" svg:x="0.872cm" svg:y="12.25cm" svg:viewBox="0 0 52 0" draw:points="52,0 0,0">
          <text:p/>
        </draw:polygon>
        <draw:line draw:style-name="gr3" draw:text-style-name="P3" draw:layer="layout" svg:x1="0.924cm" svg:y1="12.25cm" svg:x2="0.872cm" svg:y2="12.25cm">
          <text:p/>
        </draw:line>
        <draw:polygon draw:style-name="gr2" draw:text-style-name="P2" draw:layer="layout" svg:width="0.051cm" svg:height="0cm" svg:x="0.872cm" svg:y="11.565cm" svg:viewBox="0 0 52 0" draw:points="52,0 0,0">
          <text:p/>
        </draw:polygon>
        <draw:line draw:style-name="gr3" draw:text-style-name="P3" draw:layer="layout" svg:x1="0.924cm" svg:y1="11.565cm" svg:x2="0.872cm" svg:y2="11.565cm">
          <text:p/>
        </draw:line>
        <draw:polygon draw:style-name="gr2" draw:text-style-name="P2" draw:layer="layout" svg:width="0.051cm" svg:height="0cm" svg:x="0.872cm" svg:y="10.88cm" svg:viewBox="0 0 52 0" draw:points="52,0 0,0">
          <text:p/>
        </draw:polygon>
        <draw:line draw:style-name="gr3" draw:text-style-name="P3" draw:layer="layout" svg:x1="0.924cm" svg:y1="10.88cm" svg:x2="0.872cm" svg:y2="10.88cm">
          <text:p/>
        </draw:line>
        <draw:polygon draw:style-name="gr2" draw:text-style-name="P2" draw:layer="layout" svg:width="0.051cm" svg:height="0cm" svg:x="0.872cm" svg:y="10.194cm" svg:viewBox="0 0 52 0" draw:points="52,0 0,0">
          <text:p/>
        </draw:polygon>
        <draw:line draw:style-name="gr3" draw:text-style-name="P3" draw:layer="layout" svg:x1="0.924cm" svg:y1="10.194cm" svg:x2="0.872cm" svg:y2="10.194cm">
          <text:p/>
        </draw:line>
        <draw:line draw:style-name="gr10" draw:text-style-name="P3" draw:layer="layout" svg:x1="0.924cm" svg:y1="12.251cm" svg:x2="0.924cm" svg:y2="10.164cm">
          <text:p/>
        </draw:line>
        <draw:line draw:style-name="gr10" draw:text-style-name="P3" draw:layer="layout" svg:x1="0.924cm" svg:y1="10.164cm" svg:x2="8.863cm" svg:y2="10.164cm">
          <text:p/>
        </draw:line>
        <draw:polygon draw:style-name="gr2" draw:text-style-name="P2" draw:layer="layout" svg:width="0cm" svg:height="0.065cm" svg:x="1.514cm" svg:y="12.247cm" svg:viewBox="0 0 0 66" draw:points="0,0 0,66">
          <text:p/>
        </draw:polygon>
        <draw:frame draw:style-name="gr4" draw:text-style-name="P5" draw:layer="layout" svg:width="0.149cm" svg:height="0.474cm" svg:x="1.379cm" svg:y="12.37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1.487cm" svg:y="12.433cm" svg:viewBox="0 0 66 11" draw:points="0,0 66,0 66,11 0,11">
          <text:p/>
        </draw:polygon>
        <draw:polygon draw:style-name="gr2" draw:text-style-name="P2" draw:layer="layout" svg:width="0cm" svg:height="0.065cm" svg:x="2.077cm" svg:y="12.247cm" svg:viewBox="0 0 0 66" draw:points="0,0 0,66">
          <text:p/>
        </draw:polygon>
        <draw:frame draw:style-name="gr5" draw:text-style-name="P6" draw:layer="layout" svg:width="0.146cm" svg:height="0.475cm" svg:x="1.564cm" svg:y="12.31cm">
          <draw:text-box>
            <text:p text:style-name="P4"><text:span text:style-name="T2">1</text:span></text:p>
          </draw:text-box>
        </draw:frame>
        <draw:frame draw:style-name="gr4" draw:text-style-name="P5" draw:layer="layout" svg:width="0.149cm" svg:height="0.474cm" svg:x="1.943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051cm" svg:y="12.422cm" svg:viewBox="0 0 66 12" draw:points="0,0 66,0 66,12 0,12">
          <text:p/>
        </draw:polygon>
        <draw:polygon draw:style-name="gr2" draw:text-style-name="P2" draw:layer="layout" svg:width="0cm" svg:height="0.065cm" svg:x="2.641cm" svg:y="12.247cm" svg:viewBox="0 0 0 66" draw:points="0,0 0,66">
          <text:p/>
        </draw:polygon>
        <draw:frame draw:style-name="gr5" draw:text-style-name="P6" draw:layer="layout" svg:width="0.146cm" svg:height="0.475cm" svg:x="2.127cm" svg:y="12.31cm">
          <draw:text-box>
            <text:p text:style-name="P4"><text:span text:style-name="T2">2</text:span></text:p>
          </draw:text-box>
        </draw:frame>
        <draw:frame draw:style-name="gr4" draw:text-style-name="P5" draw:layer="layout" svg:width="0.149cm" svg:height="0.474cm" svg:x="2.507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2.614cm" svg:y="12.422cm" svg:viewBox="0 0 66 12" draw:points="0,0 66,0 66,12 0,12">
          <text:p/>
        </draw:polygon>
        <draw:polygon draw:style-name="gr2" draw:text-style-name="P2" draw:layer="layout" svg:width="0cm" svg:height="0.065cm" svg:x="3.205cm" svg:y="12.247cm" svg:viewBox="0 0 0 66" draw:points="0,0 0,66">
          <text:p/>
        </draw:polygon>
        <draw:frame draw:style-name="gr5" draw:text-style-name="P6" draw:layer="layout" svg:width="0.146cm" svg:height="0.475cm" svg:x="2.691cm" svg:y="12.309cm">
          <draw:text-box>
            <text:p text:style-name="P4"><text:span text:style-name="T2">3</text:span></text:p>
          </draw:text-box>
        </draw:frame>
        <draw:frame draw:style-name="gr4" draw:text-style-name="P5" draw:layer="layout" svg:width="0.149cm" svg:height="0.474cm" svg:x="3.071cm" svg:y="12.37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178cm" svg:y="12.433cm" svg:viewBox="0 0 66 11" draw:points="0,0 66,0 66,11 0,11">
          <text:p/>
        </draw:polygon>
        <draw:polygon draw:style-name="gr2" draw:text-style-name="P2" draw:layer="layout" svg:width="0cm" svg:height="0.065cm" svg:x="3.769cm" svg:y="12.247cm" svg:viewBox="0 0 0 66" draw:points="0,0 0,66">
          <text:p/>
        </draw:polygon>
        <draw:frame draw:style-name="gr5" draw:text-style-name="P6" draw:layer="layout" svg:width="0.146cm" svg:height="0.475cm" svg:x="3.255cm" svg:y="12.31cm">
          <draw:text-box>
            <text:p text:style-name="P4"><text:span text:style-name="T2">4</text:span></text:p>
          </draw:text-box>
        </draw:frame>
        <draw:frame draw:style-name="gr4" draw:text-style-name="P5" draw:layer="layout" svg:width="0.149cm" svg:height="0.474cm" svg:x="3.635cm" svg:y="12.37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3.742cm" svg:y="12.433cm" svg:viewBox="0 0 66 11" draw:points="0,0 66,0 66,11 0,11">
          <text:p/>
        </draw:polygon>
        <draw:polygon draw:style-name="gr2" draw:text-style-name="P2" draw:layer="layout" svg:width="0cm" svg:height="0.065cm" svg:x="4.333cm" svg:y="12.247cm" svg:viewBox="0 0 0 66" draw:points="0,0 0,66">
          <text:p/>
        </draw:polygon>
        <draw:frame draw:style-name="gr5" draw:text-style-name="P6" draw:layer="layout" svg:width="0.146cm" svg:height="0.475cm" svg:x="3.819cm" svg:y="12.308cm">
          <draw:text-box>
            <text:p text:style-name="P4"><text:span text:style-name="T2">5</text:span></text:p>
          </draw:text-box>
        </draw:frame>
        <draw:frame draw:style-name="gr4" draw:text-style-name="P5" draw:layer="layout" svg:width="0.149cm" svg:height="0.474cm" svg:x="4.199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4.306cm" svg:y="12.422cm" svg:viewBox="0 0 66 12" draw:points="0,0 66,0 66,12 0,12">
          <text:p/>
        </draw:polygon>
        <draw:frame draw:style-name="gr5" draw:text-style-name="P6" draw:layer="layout" svg:width="0.146cm" svg:height="0.475cm" svg:x="4.383cm" svg:y="12.308cm">
          <draw:text-box>
            <text:p text:style-name="P4"><text:span text:style-name="T2">6</text:span></text:p>
          </draw:text-box>
        </draw:frame>
        <draw:frame draw:style-name="gr4" draw:text-style-name="P5" draw:layer="layout" svg:width="0.149cm" svg:height="0.474cm" svg:x="4.762cm" svg:y="12.37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4.87cm" svg:y="12.433cm" svg:viewBox="0 0 66 11" draw:points="0,0 66,0 66,11 0,11">
          <text:p/>
        </draw:polygon>
        <draw:polygon draw:style-name="gr2" draw:text-style-name="P2" draw:layer="layout" svg:width="0cm" svg:height="0.065cm" svg:x="5.461cm" svg:y="12.247cm" svg:viewBox="0 0 0 66" draw:points="0,0 0,66">
          <text:p/>
        </draw:polygon>
        <draw:frame draw:style-name="gr5" draw:text-style-name="P6" draw:layer="layout" svg:width="0.146cm" svg:height="0.475cm" svg:x="4.946cm" svg:y="12.311cm">
          <draw:text-box>
            <text:p text:style-name="P4"><text:span text:style-name="T2">7</text:span></text:p>
          </draw:text-box>
        </draw:frame>
        <draw:frame draw:style-name="gr4" draw:text-style-name="P5" draw:layer="layout" svg:width="0.149cm" svg:height="0.474cm" svg:x="5.326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434cm" svg:y="12.422cm" svg:viewBox="0 0 66 12" draw:points="0,0 66,0 66,12 0,12">
          <text:p/>
        </draw:polygon>
        <draw:polygon draw:style-name="gr2" draw:text-style-name="P2" draw:layer="layout" svg:width="0cm" svg:height="0.065cm" svg:x="6.024cm" svg:y="12.247cm" svg:viewBox="0 0 0 66" draw:points="0,0 0,66">
          <text:p/>
        </draw:polygon>
        <draw:frame draw:style-name="gr5" draw:text-style-name="P6" draw:layer="layout" svg:width="0.146cm" svg:height="0.475cm" svg:x="5.51cm" svg:y="12.309cm">
          <draw:text-box>
            <text:p text:style-name="P4"><text:span text:style-name="T2">8</text:span></text:p>
          </draw:text-box>
        </draw:frame>
        <draw:frame draw:style-name="gr4" draw:text-style-name="P5" draw:layer="layout" svg:width="0.149cm" svg:height="0.474cm" svg:x="5.89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5.997cm" svg:y="12.422cm" svg:viewBox="0 0 66 12" draw:points="0,0 66,0 66,12 0,12">
          <text:p/>
        </draw:polygon>
        <draw:polygon draw:style-name="gr2" draw:text-style-name="P2" draw:layer="layout" svg:width="0cm" svg:height="0.065cm" svg:x="6.588cm" svg:y="12.247cm" svg:viewBox="0 0 0 66" draw:points="0,0 0,66">
          <text:p/>
        </draw:polygon>
        <draw:frame draw:style-name="gr5" draw:text-style-name="P6" draw:layer="layout" svg:width="0.146cm" svg:height="0.475cm" svg:x="6.074cm" svg:y="12.309cm">
          <draw:text-box>
            <text:p text:style-name="P4"><text:span text:style-name="T2">9</text:span></text:p>
          </draw:text-box>
        </draw:frame>
        <draw:frame draw:style-name="gr4" draw:text-style-name="P5" draw:layer="layout" svg:width="0.149cm" svg:height="0.474cm" svg:x="6.424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6.531cm" svg:y="12.422cm" svg:viewBox="0 0 66 12" draw:points="0,0 66,0 66,12 0,12">
          <text:p/>
        </draw:polygon>
        <draw:polygon draw:style-name="gr2" draw:text-style-name="P2" draw:layer="layout" svg:width="0cm" svg:height="0.065cm" svg:x="7.152cm" svg:y="12.247cm" svg:viewBox="0 0 0 66" draw:points="0,0 0,66">
          <text:p/>
        </draw:polygon>
        <draw:frame draw:style-name="gr6" draw:text-style-name="P6" draw:layer="layout" svg:width="0.29cm" svg:height="0.475cm" svg:x="6.608cm" svg:y="12.309cm">
          <draw:text-box>
            <text:p text:style-name="P4"><text:span text:style-name="T2">10</text:span></text:p>
          </draw:text-box>
        </draw:frame>
        <draw:frame draw:style-name="gr4" draw:text-style-name="P5" draw:layer="layout" svg:width="0.149cm" svg:height="0.474cm" svg:x="6.988cm" svg:y="12.37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cm" svg:x="7.095cm" svg:y="12.433cm" svg:viewBox="0 0 66 11" draw:points="0,0 66,0 66,11 0,11">
          <text:p/>
        </draw:polygon>
        <draw:polygon draw:style-name="gr2" draw:text-style-name="P2" draw:layer="layout" svg:width="0cm" svg:height="0.065cm" svg:x="7.716cm" svg:y="12.247cm" svg:viewBox="0 0 0 66" draw:points="0,0 0,66">
          <text:p/>
        </draw:polygon>
        <draw:frame draw:style-name="gr6" draw:text-style-name="P6" draw:layer="layout" svg:width="0.29cm" svg:height="0.475cm" svg:x="7.172cm" svg:y="12.311cm">
          <draw:text-box>
            <text:p text:style-name="P4"><text:span text:style-name="T2">11</text:span></text:p>
          </draw:text-box>
        </draw:frame>
        <draw:frame draw:style-name="gr4" draw:text-style-name="P5" draw:layer="layout" svg:width="0.149cm" svg:height="0.474cm" svg:x="7.552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7.659cm" svg:y="12.422cm" svg:viewBox="0 0 66 12" draw:points="0,0 66,0 66,12 0,12">
          <text:p/>
        </draw:polygon>
        <draw:polygon draw:style-name="gr2" draw:text-style-name="P2" draw:layer="layout" svg:width="0cm" svg:height="0.065cm" svg:x="8.279cm" svg:y="12.247cm" svg:viewBox="0 0 0 66" draw:points="0,0 0,66">
          <text:p/>
        </draw:polygon>
        <draw:frame draw:style-name="gr6" draw:text-style-name="P6" draw:layer="layout" svg:width="0.29cm" svg:height="0.475cm" svg:x="7.736cm" svg:y="12.311cm">
          <draw:text-box>
            <text:p text:style-name="P4"><text:span text:style-name="T2">12</text:span></text:p>
          </draw:text-box>
        </draw:frame>
        <draw:frame draw:style-name="gr4" draw:text-style-name="P5" draw:layer="layout" svg:width="0.149cm" svg:height="0.474cm" svg:x="8.116cm" svg:y="12.367cm">
          <draw:text-box>
            <text:p text:style-name="P4"><text:span text:style-name="T1">2</text:span></text:p>
          </draw:text-box>
        </draw:frame>
        <draw:polygon draw:style-name="gr2" draw:text-style-name="P2" draw:layer="layout" svg:width="0.065cm" svg:height="0.011cm" svg:x="8.223cm" svg:y="12.422cm" svg:viewBox="0 0 66 12" draw:points="0,0 66,0 66,12 0,12">
          <text:p/>
        </draw:polygon>
        <draw:polygon draw:style-name="gr2" draw:text-style-name="P2" draw:layer="layout" svg:width="0.051cm" svg:height="0cm" svg:x="0.875cm" svg:y="12.247cm" svg:viewBox="0 0 52 0" draw:points="52,0 0,0">
          <text:p/>
        </draw:polygon>
        <draw:frame draw:style-name="gr6" draw:text-style-name="P6" draw:layer="layout" svg:width="0.29cm" svg:height="0.475cm" svg:x="8.3cm" svg:y="12.31cm">
          <draw:text-box>
            <text:p text:style-name="P4"><text:span text:style-name="T2">13</text:span></text:p>
          </draw:text-box>
        </draw:frame>
        <draw:polygon draw:style-name="gr2" draw:text-style-name="P2" draw:layer="layout" svg:width="0.051cm" svg:height="0cm" svg:x="0.875cm" svg:y="11.562cm" svg:viewBox="0 0 52 0" draw:points="52,0 0,0">
          <text:p/>
        </draw:polygon>
        <draw:frame draw:style-name="gr7" draw:text-style-name="P5" draw:layer="layout" svg:width="0.599cm" svg:height="0.475cm" svg:x="0.144cm" svg:y="12.045cm">
          <draw:text-box>
            <text:p text:style-name="P4"><text:span text:style-name="T1">0.0%</text:span></text:p>
          </draw:text-box>
        </draw:frame>
        <draw:frame draw:style-name="gr8" draw:text-style-name="P5" draw:layer="layout" svg:width="0.743cm" svg:height="0.475cm" svg:x="0.049cm" svg:y="11.359cm">
          <draw:text-box>
            <text:p text:style-name="P4"><text:span text:style-name="T1">10.0%</text:span></text:p>
          </draw:text-box>
        </draw:frame>
        <draw:frame draw:style-name="gr8" draw:text-style-name="P5" draw:layer="layout" svg:width="0.743cm" svg:height="0.475cm" svg:x="0.049cm" svg:y="10.673cm">
          <draw:text-box>
            <text:p text:style-name="P4"><text:span text:style-name="T1">20.0%</text:span></text:p>
          </draw:text-box>
        </draw:frame>
        <draw:frame draw:style-name="gr9" draw:text-style-name="P5" draw:layer="layout" svg:width="0.743cm" svg:height="0.474cm" svg:x="0.049cm" svg:y="9.989cm">
          <draw:text-box>
            <text:p text:style-name="P4"><text:span text:style-name="T1">30.0%</text:span></text:p>
          </draw:text-box>
        </draw:frame>
        <draw:frame draw:style-name="gr13" draw:text-style-name="P5" draw:layer="layout" svg:width="1.162cm" svg:height="0.314cm" svg:x="4.293cm" svg:y="9.699cm">
          <draw:text-box>
            <text:p text:style-name="P4"><text:span text:style-name="T1">HY_OUT</text:span></text:p>
          </draw:text-box>
        </draw:frame>
        <draw:polygon draw:style-name="gr1" draw:text-style-name="P1" draw:layer="layout" svg:width="0.45cm" svg:height="0cm" svg:x="1.287cm" svg:y="9.045cm" svg:viewBox="0 0 451 0" draw:points="0,0 451,0">
          <text:p/>
        </draw:polygon>
        <draw:polygon draw:style-name="gr1" draw:text-style-name="P1" draw:layer="layout" svg:width="0.45cm" svg:height="0cm" svg:x="1.851cm" svg:y="9.045cm" svg:viewBox="0 0 451 0" draw:points="0,0 451,0">
          <text:p/>
        </draw:polygon>
        <draw:polygon draw:style-name="gr1" draw:text-style-name="P1" draw:layer="layout" svg:width="0.45cm" svg:height="0cm" svg:x="2.415cm" svg:y="9.045cm" svg:viewBox="0 0 451 0" draw:points="0,0 451,0">
          <text:p/>
        </draw:polygon>
        <draw:polygon draw:style-name="gr1" draw:text-style-name="P1" draw:layer="layout" svg:width="0.45cm" svg:height="0cm" svg:x="2.979cm" svg:y="9.045cm" svg:viewBox="0 0 451 0" draw:points="0,0 451,0">
          <text:p/>
        </draw:polygon>
        <draw:polygon draw:style-name="gr1" draw:text-style-name="P1" draw:layer="layout" svg:width="0.451cm" svg:height="0cm" svg:x="3.542cm" svg:y="9.044cm" svg:viewBox="0 0 452 1" draw:points="0,1 452,1 452,0 0,0">
          <text:p/>
        </draw:polygon>
        <draw:polygon draw:style-name="gr1" draw:text-style-name="P1" draw:layer="layout" svg:width="0.451cm" svg:height="0.01cm" svg:x="4.106cm" svg:y="9.035cm" svg:viewBox="0 0 452 11" draw:points="0,11 452,11 452,0 0,0">
          <text:p/>
        </draw:polygon>
        <draw:polygon draw:style-name="gr1" draw:text-style-name="P1" draw:layer="layout" svg:width="0.451cm" svg:height="0.078cm" svg:x="4.67cm" svg:y="8.966cm" svg:viewBox="0 0 452 79" draw:points="0,79 452,79 452,0 0,0">
          <text:p/>
        </draw:polygon>
        <draw:polygon draw:style-name="gr1" draw:text-style-name="P1" draw:layer="layout" svg:width="0.45cm" svg:height="0.306cm" svg:x="5.234cm" svg:y="8.738cm" svg:viewBox="0 0 451 307" draw:points="0,307 451,307 451,0 0,0">
          <text:p/>
        </draw:polygon>
        <draw:polygon draw:style-name="gr1" draw:text-style-name="P1" draw:layer="layout" svg:width="0.451cm" svg:height="0.584cm" svg:x="5.798cm" svg:y="8.46cm" svg:viewBox="0 0 452 585" draw:points="0,585 452,585 452,0 0,0">
          <text:p/>
        </draw:polygon>
        <draw:polygon draw:style-name="gr1" draw:text-style-name="P1" draw:layer="layout" svg:width="0.451cm" svg:height="0.751cm" svg:x="6.361cm" svg:y="8.294cm" svg:viewBox="0 0 452 752" draw:points="0,752 452,752 452,0 0,0">
          <text:p/>
        </draw:polygon>
        <draw:polygon draw:style-name="gr1" draw:text-style-name="P1" draw:layer="layout" svg:width="0.451cm" svg:height="0.833cm" svg:x="6.926cm" svg:y="8.211cm" svg:viewBox="0 0 452 834" draw:points="0,834 452,834 452,0 0,0">
          <text:p/>
        </draw:polygon>
        <draw:polygon draw:style-name="gr1" draw:text-style-name="P1" draw:layer="layout" svg:width="0.451cm" svg:height="0.969cm" svg:x="7.489cm" svg:y="8.075cm" svg:viewBox="0 0 452 970" draw:points="0,970 452,970 452,0 0,0">
          <text:p/>
        </draw:polygon>
        <draw:polygon draw:style-name="gr1" draw:text-style-name="P1" draw:layer="layout" svg:width="0.451cm" svg:height="1.417cm" svg:x="8.053cm" svg:y="7.627cm" svg:viewBox="0 0 452 1418" draw:points="0,1418 452,1418 452,0 0,0">
          <text:p/>
        </draw:polygon>
        <draw:polygon draw:style-name="gr2" draw:text-style-name="P2" draw:layer="layout" svg:width="0cm" svg:height="0.065cm" svg:x="1.513cm" svg:y="9.045cm" svg:viewBox="0 0 0 66" draw:points="0,0 0,66">
          <text:p/>
        </draw:polygon>
        <draw:polygon draw:style-name="gr2" draw:text-style-name="P2" draw:layer="layout" svg:width="0cm" svg:height="0.065cm" svg:x="2.076cm" svg:y="9.045cm" svg:viewBox="0 0 0 66" draw:points="0,0 0,66">
          <text:p/>
        </draw:polygon>
        <draw:polygon draw:style-name="gr2" draw:text-style-name="P2" draw:layer="layout" svg:width="0cm" svg:height="0.065cm" svg:x="2.64cm" svg:y="9.045cm" svg:viewBox="0 0 0 66" draw:points="0,0 0,66">
          <text:p/>
        </draw:polygon>
        <draw:polygon draw:style-name="gr2" draw:text-style-name="P2" draw:layer="layout" svg:width="0cm" svg:height="0.065cm" svg:x="3.204cm" svg:y="9.045cm" svg:viewBox="0 0 0 66" draw:points="0,0 0,66">
          <text:p/>
        </draw:polygon>
        <draw:polygon draw:style-name="gr2" draw:text-style-name="P2" draw:layer="layout" svg:width="0cm" svg:height="0.065cm" svg:x="3.768cm" svg:y="9.045cm" svg:viewBox="0 0 0 66" draw:points="0,0 0,66">
          <text:p/>
        </draw:polygon>
        <draw:polygon draw:style-name="gr2" draw:text-style-name="P2" draw:layer="layout" svg:width="0cm" svg:height="0.065cm" svg:x="4.332cm" svg:y="9.045cm" svg:viewBox="0 0 0 66" draw:points="0,0 0,66">
          <text:p/>
        </draw:polygon>
        <draw:polygon draw:style-name="gr2" draw:text-style-name="P2" draw:layer="layout" svg:width="0cm" svg:height="0.065cm" svg:x="8.278cm" svg:y="9.045cm" svg:viewBox="0 0 0 66" draw:points="0,0 0,66">
          <text:p/>
        </draw:polygon>
        <draw:polygon draw:style-name="gr2" draw:text-style-name="P2" draw:layer="layout" svg:width="0.051cm" svg:height="0cm" svg:x="0.874cm" svg:y="9.045cm" svg:viewBox="0 0 52 0" draw:points="52,0 0,0">
          <text:p/>
        </draw:polygon>
        <draw:line draw:style-name="gr3" draw:text-style-name="P3" draw:layer="layout" svg:x1="0.926cm" svg:y1="9.045cm" svg:x2="0.874cm" svg:y2="9.045cm">
          <text:p/>
        </draw:line>
        <draw:polygon draw:style-name="gr14" draw:text-style-name="P7" draw:layer="layout" svg:width="0.45cm" svg:height="0cm" svg:x="1.288cm" svg:y="6.746cm" svg:viewBox="0 0 451 0" draw:points="0,0 451,0">
          <text:p/>
        </draw:polygon>
        <draw:polygon draw:style-name="gr14" draw:text-style-name="P7" draw:layer="layout" svg:width="0.45cm" svg:height="0cm" svg:x="1.852cm" svg:y="6.746cm" svg:viewBox="0 0 451 0" draw:points="0,0 451,0">
          <text:p/>
        </draw:polygon>
        <draw:polygon draw:style-name="gr14" draw:text-style-name="P7" draw:layer="layout" svg:width="0.45cm" svg:height="0cm" svg:x="2.416cm" svg:y="6.746cm" svg:viewBox="0 0 451 0" draw:points="0,0 451,0">
          <text:p/>
        </draw:polygon>
        <draw:polygon draw:style-name="gr14" draw:text-style-name="P7" draw:layer="layout" svg:width="0.45cm" svg:height="0cm" svg:x="2.98cm" svg:y="6.746cm" svg:viewBox="0 0 451 0" draw:points="0,0 451,0">
          <text:p/>
        </draw:polygon>
        <draw:line draw:style-name="gr10" draw:text-style-name="P3" draw:layer="layout" svg:x1="0.924cm" svg:y1="9.045cm" svg:x2="8.863cm" svg:y2="9.0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0" draw:display-name="Gradient 10" draw:style="linear" draw:start-color="#7f7f7f" draw:end-color="#ffffff" draw:start-intensity="100%" draw:end-intensity="100%" draw:angle="300" draw:border="0%"/>
    <draw:gradient draw:name="Gradient_20_11" draw:display-name="Gradient 11" draw:style="linear" draw:start-color="#7f7f7f" draw:end-color="#ffffff" draw:start-intensity="100%" draw:end-intensity="100%" draw:angle="300" draw:border="0%"/>
    <draw:gradient draw:name="Gradient_20_12" draw:display-name="Gradient 12" draw:style="linear" draw:start-color="#7f7f7f" draw:end-color="#ffffff" draw:start-intensity="100%" draw:end-intensity="100%" draw:angle="300" draw:border="0%"/>
    <draw:gradient draw:name="Gradient_20_13" draw:display-name="Gradient 13" draw:style="linear" draw:start-color="#7f7f7f" draw:end-color="#ffffff" draw:start-intensity="100%" draw:end-intensity="100%" draw:angle="300" draw:border="0%"/>
    <draw:gradient draw:name="Gradient_20_14" draw:display-name="Gradient 14" draw:style="linear" draw:start-color="#7f7f7f" draw:end-color="#ffffff" draw:start-intensity="100%" draw:end-intensity="100%" draw:angle="300" draw:border="0%"/>
    <draw:gradient draw:name="Gradient_20_15" draw:display-name="Gradient 15" draw:style="linear" draw:start-color="#7f7f7f" draw:end-color="#000000" draw:start-intensity="100%" draw:end-intensity="100%" draw:angle="300" draw:border="0%"/>
    <draw:gradient draw:name="Gradient_20_16" draw:display-name="Gradient 16" draw:style="linear" draw:start-color="#7f7f7f" draw:end-color="#000000" draw:start-intensity="100%" draw:end-intensity="100%" draw:angle="300" draw:border="0%"/>
    <draw:gradient draw:name="Gradient_20_17" draw:display-name="Gradient 17" draw:style="linear" draw:start-color="#7f7f7f" draw:end-color="#000000" draw:start-intensity="100%" draw:end-intensity="100%" draw:angle="300" draw:border="0%"/>
    <draw:gradient draw:name="Gradient_20_18" draw:display-name="Gradient 18" draw:style="linear" draw:start-color="#7f7f7f" draw:end-color="#000000" draw:start-intensity="100%" draw:end-intensity="100%" draw:angle="300" draw:border="0%"/>
    <draw:gradient draw:name="Gradient_20_19" draw:display-name="Gradient 19" draw:style="linear" draw:start-color="#7f7f7f" draw:end-color="#000000" draw:start-intensity="100%" draw:end-intensity="100%" draw:angle="300" draw:border="0%"/>
    <draw:gradient draw:name="Gradient_20_2" draw:display-name="Gradient 2" draw:style="linear" draw:start-color="#7f7f7f" draw:end-color="#ffffff" draw:start-intensity="100%" draw:end-intensity="100%" draw:angle="300" draw:border="0%"/>
    <draw:gradient draw:name="Gradient_20_20" draw:display-name="Gradient 20" draw:style="linear" draw:start-color="#7f7f7f" draw:end-color="#000000" draw:start-intensity="100%" draw:end-intensity="100%" draw:angle="300" draw:border="0%"/>
    <draw:gradient draw:name="Gradient_20_21" draw:display-name="Gradient 21" draw:style="linear" draw:start-color="#7f7f7f" draw:end-color="#000000" draw:start-intensity="100%" draw:end-intensity="100%" draw:angle="300" draw:border="0%"/>
    <draw:gradient draw:name="Gradient_20_22" draw:display-name="Gradient 22" draw:style="linear" draw:start-color="#7f7f7f" draw:end-color="#000000" draw:start-intensity="100%" draw:end-intensity="100%" draw:angle="300" draw:border="0%"/>
    <draw:gradient draw:name="Gradient_20_23" draw:display-name="Gradient 23" draw:style="linear" draw:start-color="#7f7f7f" draw:end-color="#000000" draw:start-intensity="100%" draw:end-intensity="100%" draw:angle="300" draw:border="0%"/>
    <draw:gradient draw:name="Gradient_20_24" draw:display-name="Gradient 24" draw:style="linear" draw:start-color="#7f7f7f" draw:end-color="#000000" draw:start-intensity="100%" draw:end-intensity="100%" draw:angle="300" draw:border="0%"/>
    <draw:gradient draw:name="Gradient_20_25" draw:display-name="Gradient 25" draw:style="linear" draw:start-color="#7f7f7f" draw:end-color="#000000" draw:start-intensity="100%" draw:end-intensity="100%" draw:angle="300" draw:border="0%"/>
    <draw:gradient draw:name="Gradient_20_26" draw:display-name="Gradient 26" draw:style="linear" draw:start-color="#7f7f7f" draw:end-color="#000000" draw:start-intensity="100%" draw:end-intensity="100%" draw:angle="300" draw:border="0%"/>
    <draw:gradient draw:name="Gradient_20_27" draw:display-name="Gradient 27" draw:style="linear" draw:start-color="#7f7f7f" draw:end-color="#000000" draw:start-intensity="100%" draw:end-intensity="100%" draw:angle="300" draw:border="0%"/>
    <draw:gradient draw:name="Gradient_20_28" draw:display-name="Gradient 28" draw:style="linear" draw:start-color="#7f7f7f" draw:end-color="#0000dc" draw:start-intensity="100%" draw:end-intensity="100%" draw:angle="300" draw:border="0%"/>
    <draw:gradient draw:name="Gradient_20_29" draw:display-name="Gradient 29" draw:style="linear" draw:start-color="#7f7f7f" draw:end-color="#0000dc" draw:start-intensity="100%" draw:end-intensity="100%" draw:angle="300" draw:border="0%"/>
    <draw:gradient draw:name="Gradient_20_3" draw:display-name="Gradient 3" draw:style="linear" draw:start-color="#7f7f7f" draw:end-color="#ffffff" draw:start-intensity="100%" draw:end-intensity="100%" draw:angle="300" draw:border="0%"/>
    <draw:gradient draw:name="Gradient_20_30" draw:display-name="Gradient 30" draw:style="linear" draw:start-color="#7f7f7f" draw:end-color="#0000dc" draw:start-intensity="100%" draw:end-intensity="100%" draw:angle="300" draw:border="0%"/>
    <draw:gradient draw:name="Gradient_20_31" draw:display-name="Gradient 31" draw:style="linear" draw:start-color="#7f7f7f" draw:end-color="#0000dc" draw:start-intensity="100%" draw:end-intensity="100%" draw:angle="300" draw:border="0%"/>
    <draw:gradient draw:name="Gradient_20_32" draw:display-name="Gradient 32" draw:style="linear" draw:start-color="#7f7f7f" draw:end-color="#0000dc" draw:start-intensity="100%" draw:end-intensity="100%" draw:angle="300" draw:border="0%"/>
    <draw:gradient draw:name="Gradient_20_33" draw:display-name="Gradient 33" draw:style="linear" draw:start-color="#7f7f7f" draw:end-color="#0000dc" draw:start-intensity="100%" draw:end-intensity="100%" draw:angle="300" draw:border="0%"/>
    <draw:gradient draw:name="Gradient_20_34" draw:display-name="Gradient 34" draw:style="linear" draw:start-color="#7f7f7f" draw:end-color="#0000dc" draw:start-intensity="100%" draw:end-intensity="100%" draw:angle="300" draw:border="0%"/>
    <draw:gradient draw:name="Gradient_20_35" draw:display-name="Gradient 35" draw:style="linear" draw:start-color="#7f7f7f" draw:end-color="#0000dc" draw:start-intensity="100%" draw:end-intensity="100%" draw:angle="300" draw:border="0%"/>
    <draw:gradient draw:name="Gradient_20_36" draw:display-name="Gradient 36" draw:style="linear" draw:start-color="#7f7f7f" draw:end-color="#0000dc" draw:start-intensity="100%" draw:end-intensity="100%" draw:angle="300" draw:border="0%"/>
    <draw:gradient draw:name="Gradient_20_37" draw:display-name="Gradient 37" draw:style="linear" draw:start-color="#7f7f7f" draw:end-color="#0000dc" draw:start-intensity="100%" draw:end-intensity="100%" draw:angle="300" draw:border="0%"/>
    <draw:gradient draw:name="Gradient_20_38" draw:display-name="Gradient 38" draw:style="linear" draw:start-color="#7f7f7f" draw:end-color="#0000dc" draw:start-intensity="100%" draw:end-intensity="100%" draw:angle="300" draw:border="0%"/>
    <draw:gradient draw:name="Gradient_20_39" draw:display-name="Gradient 39" draw:style="linear" draw:start-color="#7f7f7f" draw:end-color="#0000dc" draw:start-intensity="100%" draw:end-intensity="100%" draw:angle="300" draw:border="0%"/>
    <draw:gradient draw:name="Gradient_20_4" draw:display-name="Gradient 4" draw:style="linear" draw:start-color="#7f7f7f" draw:end-color="#ffffff" draw:start-intensity="100%" draw:end-intensity="100%" draw:angle="300" draw:border="0%"/>
    <draw:gradient draw:name="Gradient_20_40" draw:display-name="Gradient 40" draw:style="linear" draw:start-color="#7f7f7f" draw:end-color="#0000dc" draw:start-intensity="100%" draw:end-intensity="100%" draw:angle="300" draw:border="0%"/>
    <draw:gradient draw:name="Gradient_20_41" draw:display-name="Gradient 41" draw:style="linear" draw:start-color="#7f7f7f" draw:end-color="#7f7f7f" draw:start-intensity="100%" draw:end-intensity="100%" draw:angle="300" draw:border="0%"/>
    <draw:gradient draw:name="Gradient_20_42" draw:display-name="Gradient 42" draw:style="linear" draw:start-color="#7f7f7f" draw:end-color="#7f7f7f" draw:start-intensity="100%" draw:end-intensity="100%" draw:angle="300" draw:border="0%"/>
    <draw:gradient draw:name="Gradient_20_43" draw:display-name="Gradient 43" draw:style="linear" draw:start-color="#7f7f7f" draw:end-color="#7f7f7f" draw:start-intensity="100%" draw:end-intensity="100%" draw:angle="300" draw:border="0%"/>
    <draw:gradient draw:name="Gradient_20_44" draw:display-name="Gradient 44" draw:style="linear" draw:start-color="#7f7f7f" draw:end-color="#7f7f7f" draw:start-intensity="100%" draw:end-intensity="100%" draw:angle="300" draw:border="0%"/>
    <draw:gradient draw:name="Gradient_20_45" draw:display-name="Gradient 45" draw:style="linear" draw:start-color="#7f7f7f" draw:end-color="#7f7f7f" draw:start-intensity="100%" draw:end-intensity="100%" draw:angle="300" draw:border="0%"/>
    <draw:gradient draw:name="Gradient_20_46" draw:display-name="Gradient 46" draw:style="linear" draw:start-color="#7f7f7f" draw:end-color="#7f7f7f" draw:start-intensity="100%" draw:end-intensity="100%" draw:angle="300" draw:border="0%"/>
    <draw:gradient draw:name="Gradient_20_47" draw:display-name="Gradient 47" draw:style="linear" draw:start-color="#7f7f7f" draw:end-color="#7f7f7f" draw:start-intensity="100%" draw:end-intensity="100%" draw:angle="300" draw:border="0%"/>
    <draw:gradient draw:name="Gradient_20_48" draw:display-name="Gradient 48" draw:style="linear" draw:start-color="#7f7f7f" draw:end-color="#7f7f7f" draw:start-intensity="100%" draw:end-intensity="100%" draw:angle="300" draw:border="0%"/>
    <draw:gradient draw:name="Gradient_20_49" draw:display-name="Gradient 49" draw:style="linear" draw:start-color="#7f7f7f" draw:end-color="#7f7f7f" draw:start-intensity="100%" draw:end-intensity="100%" draw:angle="300" draw:border="0%"/>
    <draw:gradient draw:name="Gradient_20_5" draw:display-name="Gradient 5" draw:style="linear" draw:start-color="#7f7f7f" draw:end-color="#ffffff" draw:start-intensity="100%" draw:end-intensity="100%" draw:angle="300" draw:border="0%"/>
    <draw:gradient draw:name="Gradient_20_50" draw:display-name="Gradient 50" draw:style="linear" draw:start-color="#7f7f7f" draw:end-color="#7f7f7f" draw:start-intensity="100%" draw:end-intensity="100%" draw:angle="300" draw:border="0%"/>
    <draw:gradient draw:name="Gradient_20_51" draw:display-name="Gradient 51" draw:style="linear" draw:start-color="#7f7f7f" draw:end-color="#7f7f7f" draw:start-intensity="100%" draw:end-intensity="100%" draw:angle="300" draw:border="0%"/>
    <draw:gradient draw:name="Gradient_20_52" draw:display-name="Gradient 52" draw:style="linear" draw:start-color="#7f7f7f" draw:end-color="#7f7f7f" draw:start-intensity="100%" draw:end-intensity="100%" draw:angle="300" draw:border="0%"/>
    <draw:gradient draw:name="Gradient_20_53" draw:display-name="Gradient 53" draw:style="linear" draw:start-color="#7f7f7f" draw:end-color="#7f7f7f" draw:start-intensity="100%" draw:end-intensity="100%" draw:angle="300" draw:border="0%"/>
    <draw:gradient draw:name="Gradient_20_54" draw:display-name="Gradient 54" draw:style="linear" draw:start-color="#000000" draw:end-color="#7f7f7f" draw:start-intensity="100%" draw:end-intensity="100%" draw:angle="300" draw:border="0%"/>
    <draw:gradient draw:name="Gradient_20_55" draw:display-name="Gradient 55" draw:style="linear" draw:start-color="#000000" draw:end-color="#7f7f7f" draw:start-intensity="100%" draw:end-intensity="100%" draw:angle="300" draw:border="0%"/>
    <draw:gradient draw:name="Gradient_20_56" draw:display-name="Gradient 56" draw:style="linear" draw:start-color="#000000" draw:end-color="#7f7f7f" draw:start-intensity="100%" draw:end-intensity="100%" draw:angle="300" draw:border="0%"/>
    <draw:gradient draw:name="Gradient_20_57" draw:display-name="Gradient 57" draw:style="linear" draw:start-color="#000000" draw:end-color="#7f7f7f" draw:start-intensity="100%" draw:end-intensity="100%" draw:angle="300" draw:border="0%"/>
    <draw:gradient draw:name="Gradient_20_58" draw:display-name="Gradient 58" draw:style="linear" draw:start-color="#000000" draw:end-color="#7f7f7f" draw:start-intensity="100%" draw:end-intensity="100%" draw:angle="300" draw:border="0%"/>
    <draw:gradient draw:name="Gradient_20_59" draw:display-name="Gradient 59" draw:style="linear" draw:start-color="#000000" draw:end-color="#7f7f7f" draw:start-intensity="100%" draw:end-intensity="100%" draw:angle="300" draw:border="0%"/>
    <draw:gradient draw:name="Gradient_20_6" draw:display-name="Gradient 6" draw:style="linear" draw:start-color="#7f7f7f" draw:end-color="#ffffff" draw:start-intensity="100%" draw:end-intensity="100%" draw:angle="300" draw:border="0%"/>
    <draw:gradient draw:name="Gradient_20_60" draw:display-name="Gradient 60" draw:style="linear" draw:start-color="#000000" draw:end-color="#7f7f7f" draw:start-intensity="100%" draw:end-intensity="100%" draw:angle="300" draw:border="0%"/>
    <draw:gradient draw:name="Gradient_20_61" draw:display-name="Gradient 61" draw:style="linear" draw:start-color="#000000" draw:end-color="#7f7f7f" draw:start-intensity="100%" draw:end-intensity="100%" draw:angle="300" draw:border="0%"/>
    <draw:gradient draw:name="Gradient_20_62" draw:display-name="Gradient 62" draw:style="linear" draw:start-color="#000000" draw:end-color="#7f7f7f" draw:start-intensity="100%" draw:end-intensity="100%" draw:angle="300" draw:border="0%"/>
    <draw:gradient draw:name="Gradient_20_63" draw:display-name="Gradient 63" draw:style="linear" draw:start-color="#000000" draw:end-color="#7f7f7f" draw:start-intensity="100%" draw:end-intensity="100%" draw:angle="300" draw:border="0%"/>
    <draw:gradient draw:name="Gradient_20_64" draw:display-name="Gradient 64" draw:style="linear" draw:start-color="#000000" draw:end-color="#7f7f7f" draw:start-intensity="100%" draw:end-intensity="100%" draw:angle="300" draw:border="0%"/>
    <draw:gradient draw:name="Gradient_20_65" draw:display-name="Gradient 65" draw:style="linear" draw:start-color="#000000" draw:end-color="#7f7f7f" draw:start-intensity="100%" draw:end-intensity="100%" draw:angle="300" draw:border="0%"/>
    <draw:gradient draw:name="Gradient_20_66" draw:display-name="Gradient 66" draw:style="linear" draw:start-color="#000000" draw:end-color="#7f7f7f" draw:start-intensity="100%" draw:end-intensity="100%" draw:angle="300" draw:border="0%"/>
    <draw:gradient draw:name="Gradient_20_7" draw:display-name="Gradient 7" draw:style="linear" draw:start-color="#7f7f7f" draw:end-color="#ffffff" draw:start-intensity="100%" draw:end-intensity="100%" draw:angle="300" draw:border="0%"/>
    <draw:gradient draw:name="Gradient_20_8" draw:display-name="Gradient 8" draw:style="linear" draw:start-color="#7f7f7f" draw:end-color="#ffffff" draw:start-intensity="100%" draw:end-intensity="100%" draw:angle="300" draw:border="0%"/>
    <draw:gradient draw:name="Gradient_20_9" draw:display-name="Gradient 9" draw:style="linear" draw:start-color="#7f7f7f" draw:end-color="#ffffff" draw:start-intensity="100%" draw:end-intensity="100%" draw:angle="300" draw:border="0%"/>
    <draw:gradient draw:name="Tango_20_Green" draw:display-name="Tango Green" draw:style="linear" draw:start-color="#7f7f7f" draw:end-color="#4e9a06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1-08T16:38:57.562943276</dc:date>
    <meta:editing-duration>PT49M38S</meta:editing-duration>
    <meta:editing-cycles>10</meta:editing-cycles>
    <meta:document-statistic meta:object-count="424"/>
  </office:meta>
</office:document-meta>
</file>